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MS Sans Serif" svg:font-family="'MS Sans Serif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cm"/>
    </style:style>
    <style:style style:name="co2" style:family="table-column">
      <style:table-column-properties fo:break-before="auto" style:column-width="11.243cm"/>
    </style:style>
    <style:style style:name="co3" style:family="table-column">
      <style:table-column-properties fo:break-before="auto" style:column-width="11.104cm"/>
    </style:style>
    <style:style style:name="co4" style:family="table-column">
      <style:table-column-properties fo:break-before="auto" style:column-width="3.02cm"/>
    </style:style>
    <style:style style:name="co5" style:family="table-column">
      <style:table-column-properties fo:break-before="auto" style:column-width="3.581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411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3.357cm"/>
    </style:style>
    <style:style style:name="co11" style:family="table-column">
      <style:table-column-properties fo:break-before="auto" style:column-width="20.04cm"/>
    </style:style>
    <style:style style:name="co12" style:family="table-column">
      <style:table-column-properties fo:break-before="auto" style:column-width="8.894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88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ta1" style:family="table" style:master-page-name="PageStyle_5f_location">
      <style:table-properties table:display="true" style:writing-mode="lr-tb"/>
    </style:style>
    <style:style style:name="ta2" style:family="table" style:master-page-name="PageStyle_5f_placemark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Обычный_5f_location_5f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Обычный_5f_location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" style:family="table-cell" style:parent-style-name="Обычный_5f_series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Обычный_5f_location_5f_1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wrap-option="wrap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/>
      <table:table table:name="location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51" table:default-cell-style-name="ce4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hierarhy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author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01</text:p>
          </table:table-cell>
          <table:table-cell table:style-name="ce2" office:value-type="string">
            <text:p>низовья реки Котлубань 1,5 км севернее поселка Котлубань</text:p>
          </table:table-cell>
          <table:table-cell table:style-name="ce2" office:value-type="string">
            <text:p>Волгоградская область, Городище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02</text:p>
          </table:table-cell>
          <table:table-cell table:style-name="ce2" office:value-type="string">
            <text:p>река Котлубань 1-1,5 км севернее поселка Котлубань</text:p>
          </table:table-cell>
          <table:table-cell table:style-name="ce2" office:value-type="string">
            <text:p>Волгоградская область, Городище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03</text:p>
          </table:table-cell>
          <table:table-cell table:style-name="ce2" office:value-type="string">
            <text:p>река Щербаковка северо-восточнее села Щербатовка</text:p>
          </table:table-cell>
          <table:table-cell table:style-name="ce2" office:value-type="string">
            <text:p>Волгоградская область, Камыши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04</text:p>
          </table:table-cell>
          <table:table-cell table:style-name="ce2" office:value-type="string">
            <text:p>река Щербаковка севернее села Щербатовка</text:p>
          </table:table-cell>
          <table:table-cell table:style-name="ce2" office:value-type="string">
            <text:p>Волгоградская область, Камыши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05</text:p>
          </table:table-cell>
          <table:table-cell table:style-name="ce2" office:value-type="string">
            <text:p>3 км юго-западнее поселка Вторая Пятилетка</text:p>
          </table:table-cell>
          <table:table-cell table:style-name="ce2" office:value-type="string">
            <text:p>Волгоградская область, Среднеахтуби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06</text:p>
          </table:table-cell>
          <table:table-cell table:style-name="ce2" office:value-type="string">
            <text:p>2-3 километра западнее станицы Качалинская</text:p>
          </table:table-cell>
          <table:table-cell table:style-name="ce2" office:value-type="string">
            <text:p>Волгоградская область, Иловли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07</text:p>
          </table:table-cell>
          <table:table-cell table:style-name="ce2" office:value-type="string">
            <text:p>3 км юго-западнее поселка Вторая Пятилетка</text:p>
          </table:table-cell>
          <table:table-cell table:style-name="ce2" office:value-type="string">
            <text:p>Волгоградская область, Среднеахтуби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08</text:p>
          </table:table-cell>
          <table:table-cell table:style-name="ce2" office:value-type="string">
            <text:p>1,5-6,5 км западнее станицы Качалинская</text:p>
          </table:table-cell>
          <table:table-cell table:style-name="ce2" office:value-type="string">
            <text:p>Волгоградская область, Иловли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09</text:p>
          </table:table-cell>
          <table:table-cell table:style-name="ce2" office:value-type="string">
            <text:p>севернее и северо-западнее (1-2 км) станицы Трехостровская</text:p>
          </table:table-cell>
          <table:table-cell table:style-name="ce2" office:value-type="string">
            <text:p>Волгоградская область, Иловли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10</text:p>
          </table:table-cell>
          <table:table-cell table:style-name="ce2" office:value-type="string">
            <text:p>1-3,5 км юго-западнее поселка Вторая Пятилетка</text:p>
          </table:table-cell>
          <table:table-cell table:style-name="ce2" office:value-type="string">
            <text:p>Волгоградская область, Среднеахтуби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11</text:p>
          </table:table-cell>
          <table:table-cell table:style-name="ce2" office:value-type="string">
            <text:p>город Волгоград, Центральный район</text:p>
          </table:table-cell>
          <table:table-cell table:style-name="ce2" office:value-type="string">
            <text:p>Волгоградская область, город Волгоград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12</text:p>
          </table:table-cell>
          <table:table-cell table:style-name="ce2" office:value-type="string">
            <text:p>долина реки Голубая 5 км севернее хутора Большенабатовский</text:p>
          </table:table-cell>
          <table:table-cell table:style-name="ce2" office:value-type="string">
            <text:p>Волгоградская область, Калачевский район</text:p>
          </table:table-cell>
          <table:table-cell table:style-name="ce2" office:value-type="string">
            <text:p>Космосникмок х15 (+-5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13</text:p>
          </table:table-cell>
          <table:table-cell table:style-name="ce2" office:value-type="string">
            <text:p>Щербаковская балка северо-восточнее села Щербатовка</text:p>
          </table:table-cell>
          <table:table-cell table:style-name="ce2" office:value-type="string">
            <text:p>Волгоградская область, Камыши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14</text:p>
          </table:table-cell>
          <table:table-cell table:style-name="ce2" office:value-type="string">
            <text:p>2,5 км юго-западнее поселка Вторая Пятилетка</text:p>
          </table:table-cell>
          <table:table-cell table:style-name="ce2" office:value-type="string">
            <text:p>Волгоградская область, Среднеахтуби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15</text:p>
          </table:table-cell>
          <table:table-cell table:style-name="ce2" office:value-type="string">
            <text:p>северо-западнее поселка Котлубань</text:p>
          </table:table-cell>
          <table:table-cell table:style-name="ce2" office:value-type="string">
            <text:p>Волгоградская область, Городище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16</text:p>
          </table:table-cell>
          <table:table-cell table:style-name="ce2" office:value-type="string">
            <text:p>балка Найденова</text:p>
          </table:table-cell>
          <table:table-cell table:style-name="ce2" office:value-type="string">
            <text:p>Волгоградская область, город Волгоград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17</text:p>
          </table:table-cell>
          <table:table-cell table:style-name="ce2" office:value-type="string">
            <text:p>2,5 км юго-западнее поселка Вторая Пятилетка</text:p>
          </table:table-cell>
          <table:table-cell table:style-name="ce2" office:value-type="string">
            <text:p>Волгоградская область, Среднеахтуби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18</text:p>
          </table:table-cell>
          <table:table-cell table:style-name="ce2" office:value-type="string">
            <text:p>поселок Котлубань</text:p>
          </table:table-cell>
          <table:table-cell table:style-name="ce2" office:value-type="string">
            <text:p>Волгоградская область, Городище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19</text:p>
          </table:table-cell>
          <table:table-cell table:style-name="ce2" office:value-type="string">
            <text:p>6 км северо-восточнее поселка Красный Яр</text:p>
          </table:table-cell>
          <table:table-cell table:style-name="ce2" office:value-type="string">
            <text:p>Волгоградская область, Старополтав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20</text:p>
          </table:table-cell>
          <table:table-cell table:style-name="ce2" office:value-type="string">
            <text:p>1-2,5 км южнее села Грушево</text:p>
          </table:table-cell>
          <table:table-cell table:style-name="ce2" office:value-type="string">
            <text:p>Астраханская область, Камызякский район</text:p>
          </table:table-cell>
          <table:table-cell table:style-name="ce2" office:value-type="string">
            <text:p>GPS Garmin eTrex H, 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21</text:p>
          </table:table-cell>
          <table:table-cell table:style-name="ce2" office:value-type="string">
            <text:p>4 км южнее села Грушево (кордон №2)</text:p>
          </table:table-cell>
          <table:table-cell table:style-name="ce2" office:value-type="string">
            <text:p>Астраханская область, Камызякский район, ГПБЗ "Астраханский", Трехизбинский участок</text:p>
          </table:table-cell>
          <table:table-cell table:style-name="ce2" office:value-type="string">
            <text:p>GPS Garmin eTrex H, 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21a</text:p>
          </table:table-cell>
          <table:table-cell table:style-name="ce2" office:value-type="string">
            <text:p>3,5-4 км южнее села Грушево (0-0,5 км севернее кордона №2)</text:p>
          </table:table-cell>
          <table:table-cell table:style-name="ce2" office:value-type="string">
            <text:p>Астраханская область, Камызякский район</text:p>
          </table:table-cell>
          <table:table-cell table:style-name="ce2" office:value-type="string">
            <text:p>GPS Garmin eTrex H, 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22</text:p>
          </table:table-cell>
          <table:table-cell table:style-name="ce2" office:value-type="string">
            <text:p>4-4,5 км южнее села Грушево (0-0,5 км юго-восточнее кордона №2)</text:p>
          </table:table-cell>
          <table:table-cell table:style-name="ce2" office:value-type="string">
            <text:p>Астраханская область, Камызякский район, ГПБЗ "Астраханский", Трехизбинский участок</text:p>
          </table:table-cell>
          <table:table-cell table:style-name="ce2" office:value-type="string">
            <text:p>GPS Garmin eTrex H, 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23</text:p>
          </table:table-cell>
          <table:table-cell table:style-name="ce2" office:value-type="string">
            <text:p>4-4,5 км южнее села Грушево (0-0,5 км юго-западнее кордона №2)</text:p>
          </table:table-cell>
          <table:table-cell table:style-name="ce2" office:value-type="string">
            <text:p>Астраханская область, Камызякский район, ГПБЗ "Астраханский", Трехизбинский участок</text:p>
          </table:table-cell>
          <table:table-cell table:style-name="ce2" office:value-type="string">
            <text:p>GPS Garmin eTrex H, 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23a</text:p>
          </table:table-cell>
          <table:table-cell table:style-name="ce2" office:value-type="string">
            <text:p>12 км Ю с. Грушево (СЗ култук Белужий)</text:p>
          </table:table-cell>
          <table:table-cell table:style-name="ce2" office:value-type="string">
            <text:p>Астраханская область, Камызякский район, ГПБЗ "Астраханский", Трехизбинский участок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24</text:p>
          </table:table-cell>
          <table:table-cell table:style-name="ce2" office:value-type="string">
            <text:p>5 км западнее села Полдневое (река Быстрая)</text:p>
          </table:table-cell>
          <table:table-cell table:style-name="ce2" office:value-type="string">
            <text:p>Астраханская область, Камызякский район</text:p>
          </table:table-cell>
          <table:table-cell table:style-name="ce2" office:value-type="string">
            <text:p>GPS Garmin eTrex H, 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25</text:p>
          </table:table-cell>
          <table:table-cell table:style-name="ce2" office:value-type="string">
            <text:p>5-4 км южнее села Грушево</text:p>
          </table:table-cell>
          <table:table-cell table:style-name="ce2" office:value-type="string">
            <text:p>Астраханская область, Камызякский район</text:p>
          </table:table-cell>
          <table:table-cell table:style-name="ce2" office:value-type="string">
            <text:p>GPS Garmin eTrex H, 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26</text:p>
          </table:table-cell>
          <table:table-cell table:style-name="ce2" office:value-type="string">
            <text:p>6-7,5 км юго-западнее села Полдневое</text:p>
          </table:table-cell>
          <table:table-cell table:style-name="ce2" office:value-type="string">
            <text:p>Астраханская область, Камызякский район</text:p>
          </table:table-cell>
          <table:table-cell table:style-name="ce2" office:value-type="string">
            <text:p>GPS Garmin eTrex H, 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27</text:p>
          </table:table-cell>
          <table:table-cell table:style-name="ce2" office:value-type="string">
            <text:p>8 км юго-западнее села Полдневое (кордон Дамчик)</text:p>
          </table:table-cell>
          <table:table-cell table:style-name="ce2" office:value-type="string">
            <text:p>Астраханская область, Камызякский район, ГПБЗ "Астраханский", Дамчикский участок</text:p>
          </table:table-cell>
          <table:table-cell table:style-name="ce2" office:value-type="string">
            <text:p>GPS Garmin eTrex H, 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28</text:p>
          </table:table-cell>
          <table:table-cell table:style-name="ce2" office:value-type="string">
            <text:p>восточнее станицы Мелоклетская</text:p>
          </table:table-cell>
          <table:table-cell table:style-name="ce2" office:value-type="string">
            <text:p>Волгоградская область, Клет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29</text:p>
          </table:table-cell>
          <table:table-cell table:style-name="ce2" office:value-type="string">
            <text:p>поселок Котлубань</text:p>
          </table:table-cell>
          <table:table-cell table:style-name="ce2" office:value-type="string">
            <text:p>Волгоградская область, Городище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30</text:p>
          </table:table-cell>
          <table:table-cell table:style-name="ce2" office:value-type="string">
            <text:p>южнее хутора Большенабатовский</text:p>
          </table:table-cell>
          <table:table-cell table:style-name="ce2" office:value-type="string">
            <text:p>Волгоградская область, Калачев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31</text:p>
          </table:table-cell>
          <table:table-cell table:style-name="ce2" office:value-type="string">
            <text:p>балка Отрада</text:p>
          </table:table-cell>
          <table:table-cell table:style-name="ce2" office:value-type="string">
            <text:p>Волгоградская область, город Волгоград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32</text:p>
          </table:table-cell>
          <table:table-cell table:style-name="ce2" office:value-type="string">
            <text:p>Волгоградский региональный ботанический сад</text:p>
          </table:table-cell>
          <table:table-cell table:style-name="ce2" office:value-type="string">
            <text:p>Волгоградская область, город Волгоград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33</text:p>
          </table:table-cell>
          <table:table-cell table:style-name="ce2" office:value-type="string">
            <text:p>7,5 км юго-восточнее хутора Голубинский 2-й</text:p>
          </table:table-cell>
          <table:table-cell table:style-name="ce2" office:value-type="string">
            <text:p>Волгоградская область, Калачев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34</text:p>
          </table:table-cell>
          <table:table-cell table:style-name="ce2" office:value-type="string">
            <text:p>восточнее хутора Морской</text:p>
          </table:table-cell>
          <table:table-cell table:style-name="ce2" office:value-type="string">
            <text:p>Волгоградская область, Калачев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35</text:p>
          </table:table-cell>
          <table:table-cell table:style-name="ce2" office:value-type="string">
            <text:p>7,5 км юго-восточнее станции Тингута</text:p>
          </table:table-cell>
          <table:table-cell table:style-name="ce2" office:value-type="string">
            <text:p>Волгоградская область, Светлояр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36</text:p>
          </table:table-cell>
          <table:table-cell table:style-name="ce2" office:value-type="string">
            <text:p>8 км юго-западнее станицы Сиротинская</text:p>
          </table:table-cell>
          <table:table-cell table:style-name="ce2" office:value-type="string">
            <text:p>Волгоградская область, Иловли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37</text:p>
          </table:table-cell>
          <table:table-cell table:style-name="ce2" office:value-type="string">
            <text:p>6 км западнее станицы Трехостровская</text:p>
          </table:table-cell>
          <table:table-cell table:style-name="ce2" office:value-type="string">
            <text:p>Волгоградская область, Иловли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38</text:p>
          </table:table-cell>
          <table:table-cell table:style-name="ce2" office:value-type="string">
            <text:p>3 км восточнее станицы Кременская</text:p>
          </table:table-cell>
          <table:table-cell table:style-name="ce2" office:value-type="string">
            <text:p>Волгоградская область, Клет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39</text:p>
          </table:table-cell>
          <table:table-cell table:style-name="ce2" office:value-type="string">
            <text:p>4 км восточнее станицы Кременская</text:p>
          </table:table-cell>
          <table:table-cell table:style-name="ce2" office:value-type="string">
            <text:p>Волгоградская область, Клет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40</text:p>
          </table:table-cell>
          <table:table-cell table:style-name="ce2" office:value-type="string">
            <text:p>5 км восточнее станицы Усть-Хоперская</text:p>
          </table:table-cell>
          <table:table-cell table:style-name="ce2" office:value-type="string">
            <text:p>Волгоградская область, Серафимович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41</text:p>
          </table:table-cell>
          <table:table-cell table:style-name="ce2" office:value-type="string">
            <text:p>2,5 км севернее хутора Отрожки</text:p>
          </table:table-cell>
          <table:table-cell table:style-name="ce2" office:value-type="string">
            <text:p>Волгоградская область, Серафимович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42</text:p>
          </table:table-cell>
          <table:table-cell table:style-name="ce2" office:value-type="string">
            <text:p>2 км юго-восточнее хутора Пичугин</text:p>
          </table:table-cell>
          <table:table-cell table:style-name="ce2" office:value-type="string">
            <text:p>Волгоградская область, Серафимович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43</text:p>
          </table:table-cell>
          <table:table-cell table:style-name="ce2" office:value-type="string">
            <text:p>4 км юго-западнее хутора Крутовский</text:p>
          </table:table-cell>
          <table:table-cell table:style-name="ce2" office:value-type="string">
            <text:p>Волгоградская область, Серафимович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44</text:p>
          </table:table-cell>
          <table:table-cell table:style-name="ce2" office:value-type="string">
            <text:p>город Серафимович</text:p>
          </table:table-cell>
          <table:table-cell table:style-name="ce2" office:value-type="string">
            <text:p>Волгоградская область, Серафимович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45</text:p>
          </table:table-cell>
          <table:table-cell table:style-name="ce2" office:value-type="string">
            <text:p>Кировский район</text:p>
          </table:table-cell>
          <table:table-cell table:style-name="ce2" office:value-type="string">
            <text:p>Волгоградская область, город Волгоград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46</text:p>
          </table:table-cell>
          <table:table-cell table:style-name="ce2" office:value-type="string">
            <text:p>5,5 км западнее села Дубовый Овраг</text:p>
          </table:table-cell>
          <table:table-cell table:style-name="ce2" office:value-type="string">
            <text:p>Волгоградская область, Светлоярский район</text:p>
          </table:table-cell>
          <table:table-cell table:style-name="ce2" office:value-type="string">
            <text:p>GPS Garmin eTrex (+-1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47</text:p>
          </table:table-cell>
          <table:table-cell table:style-name="ce2" office:value-type="string">
            <text:p>Мамаев курган (северный склон)</text:p>
          </table:table-cell>
          <table:table-cell table:style-name="ce2" office:value-type="string">
            <text:p>Волгоградская область, город Волгоград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048</text:p>
          </table:table-cell>
          <table:table-cell table:style-name="ce2" office:value-type="string">
            <text:p>остров Сарпинский 1,5 км севернее поселка Кожзавод</text:p>
          </table:table-cell>
          <table:table-cell table:style-name="ce2" office:value-type="string">
            <text:p>Волгоградская область, город Волгоград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style-name="Default" table:number-columns-repeated="251"/>
        </table:table-row>
        <table:table-row table:style-name="ro1">
          <table:table-cell table:style-name="ce2" office:value-type="string">
            <text:p>049</text:p>
          </table:table-cell>
          <table:table-cell table:style-name="ce2" office:value-type="string">
            <text:p>западнее хутора Белогорский</text:p>
          </table:table-cell>
          <table:table-cell table:style-name="ce2" office:value-type="string">
            <text:p>Волгоградская область, Урюпи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style-name="Default" table:number-columns-repeated="251"/>
        </table:table-row>
        <table:table-row table:style-name="ro1">
          <table:table-cell table:style-name="ce2" office:value-type="string">
            <text:p>050</text:p>
          </table:table-cell>
          <table:table-cell table:style-name="ce2" office:value-type="string">
            <text:p>севернее станицы Луковская</text:p>
          </table:table-cell>
          <table:table-cell table:style-name="ce2" office:value-type="string">
            <text:p>Волгоградская область, Нехаев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bakl-01</text:p>
          </table:table-cell>
          <table:table-cell table:style-name="ce2" office:value-type="string">
            <text:p>3 км юго-западнее поселка Вторая Пятилетка</text:p>
          </table:table-cell>
          <table:table-cell table:style-name="ce2" office:value-type="string">
            <text:p>Волгоградская область, Среднеахтубинский район</text:p>
          </table:table-cell>
          <table:table-cell table:style-name="ce2" office:value-type="string">
            <text:p>Космосникмок х15 (+-5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bask-01</text:p>
          </table:table-cell>
          <table:table-cell table:style-name="ce2" office:value-type="string">
            <text:p>севернее и западнее горы Большое Богдо</text:p>
          </table:table-cell>
          <table:table-cell table:style-name="ce2" office:value-type="string">
            <text:p>Астраханская область, Ахтубинский район</text:p>
          </table:table-cell>
          <table:table-cell table:style-name="ce2" office:value-type="string">
            <text:p>Космосникмок х15 (+-5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chap-01</text:p>
          </table:table-cell>
          <table:table-cell table:style-name="ce2" office:value-type="string">
            <text:p>верховья Чапурниковской балки</text:p>
          </table:table-cell>
          <table:table-cell table:style-name="ce2" office:value-type="string">
            <text:p>Волгоградская область, город Волгоград</text:p>
          </table:table-cell>
          <table:table-cell table:style-name="ce2" office:value-type="string">
            <text:p>Космосникмок х15 (+-5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dosn-01</text:p>
          </table:table-cell>
          <table:table-cell table:style-name="ce2" office:value-type="string">
            <text:p>восточнее поселка Досанг</text:p>
          </table:table-cell>
          <table:table-cell table:style-name="ce2" office:value-type="string">
            <text:p>Астраханская область, Красноярский район</text:p>
          </table:table-cell>
          <table:table-cell table:style-name="ce2" office:value-type="string">
            <text:p>Космосникмок х15 (+-5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eltn-01</text:p>
          </table:table-cell>
          <table:table-cell table:style-name="ce2" office:value-type="string">
            <text:p>севернее озера Эльтон (низовья реки Хара)</text:p>
          </table:table-cell>
          <table:table-cell table:style-name="ce2" office:value-type="string">
            <text:p>Волгоградская область, Палласовский район</text:p>
          </table:table-cell>
          <table:table-cell table:style-name="ce2" office:value-type="string">
            <text:p>Космосникмок х15 (+-5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grig-01</text:p>
          </table:table-cell>
          <table:table-cell table:style-name="ce2" office:value-type="string">
            <text:p>Балка Найденова</text:p>
          </table:table-cell>
          <table:table-cell table:style-name="ce2" office:value-type="string">
            <text:p>Волгоградская область, город Волгоград</text:p>
          </table:table-cell>
          <table:table-cell table:style-name="ce2" office:value-type="string">
            <text:p>Космосникмок х15 (+-5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gumr-01</text:p>
          </table:table-cell>
          <table:table-cell table:style-name="ce2" office:value-type="string">
            <text:p>западнее поселка Гумрак</text:p>
          </table:table-cell>
          <table:table-cell table:style-name="ce2" office:value-type="string">
            <text:p>Волгоградская область, город Волгоград</text:p>
          </table:table-cell>
          <table:table-cell table:style-name="ce2" office:value-type="string">
            <text:p>Космосникмок х15 (+-5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kach-01</text:p>
          </table:table-cell>
          <table:table-cell table:style-name="ce2" office:value-type="string">
            <text:p>1,5-6,5 км западнее станицы Качалинская</text:p>
          </table:table-cell>
          <table:table-cell table:style-name="ce2" office:value-type="string">
            <text:p>Волгоградская область, Иловлинский район</text:p>
          </table:table-cell>
          <table:table-cell table:style-name="ce2" office:value-type="string">
            <text:p>Космосникмок х15 (+-5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klch-01</text:p>
          </table:table-cell>
          <table:table-cell table:style-name="ce2" office:value-type="string">
            <text:p>северо-западнее города Калач-на-Дону (правый берег реки Дон)</text:p>
          </table:table-cell>
          <table:table-cell table:style-name="ce2" office:value-type="string">
            <text:p>Волгоградская область, Калачевский район</text:p>
          </table:table-cell>
          <table:table-cell table:style-name="ce2" office:value-type="string">
            <text:p>Космосникмок х15 (+-5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olsh-01</text:p>
          </table:table-cell>
          <table:table-cell table:style-name="ce2" office:value-type="string">
            <text:p>река Ольшанка севернее города Урюпинск</text:p>
          </table:table-cell>
          <table:table-cell table:style-name="ce2" office:value-type="string">
            <text:p>Волгоградская область, Урюпинский район</text:p>
          </table:table-cell>
          <table:table-cell table:style-name="ce2" office:value-type="string">
            <text:p>Космосникмок х15 (+-5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pokr-01</text:p>
          </table:table-cell>
          <table:table-cell table:style-name="ce2" office:value-type="string">
            <text:p>окрестности села Покровка</text:p>
          </table:table-cell>
          <table:table-cell table:style-name="ce2" office:value-type="string">
            <text:p>Волгоградская область, Ленинский район</text:p>
          </table:table-cell>
          <table:table-cell table:style-name="ce2" office:value-type="string">
            <text:p>Космосникмок х15 (+-5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sahr-01</text:p>
          </table:table-cell>
          <table:table-cell table:style-name="ce2" office:value-type="string">
            <text:p>северо-западнее поселка Сахарный</text:p>
          </table:table-cell>
          <table:table-cell table:style-name="ce2" office:value-type="string">
            <text:p>Волгоградская область, Среднеахтубинский район</text:p>
          </table:table-cell>
          <table:table-cell table:style-name="ce2" office:value-type="string">
            <text:p>Космосникмок х15 (+-5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stch-01</text:p>
          </table:table-cell>
          <table:table-cell table:style-name="ce2" office:value-type="string">
            <text:p>Щербаковская балка северо-восточнее села Щербатовка</text:p>
          </table:table-cell>
          <table:table-cell table:style-name="ce2" office:value-type="string">
            <text:p>Волгоградская область, Камышинский район</text:p>
          </table:table-cell>
          <table:table-cell table:style-name="ce2" office:value-type="string">
            <text:p>Космосникмок х15 (+-5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stch-02</text:p>
          </table:table-cell>
          <table:table-cell table:style-name="ce2" office:value-type="string">
            <text:p>река Щербаковка северо-восточнее села Щербатовка</text:p>
          </table:table-cell>
          <table:table-cell table:style-name="ce2" office:value-type="string">
            <text:p>Волгоградская область, Камышинский район</text:p>
          </table:table-cell>
          <table:table-cell table:style-name="ce2" office:value-type="string">
            <text:p>Космосникмок х15 (+-5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ting-01</text:p>
          </table:table-cell>
          <table:table-cell table:style-name="ce2" office:value-type="string">
            <text:p>7,5 км юго-восточнее станции Тингута</text:p>
          </table:table-cell>
          <table:table-cell table:style-name="ce2" office:value-type="string">
            <text:p>Волгоградская область, Светлоярский район</text:p>
          </table:table-cell>
          <table:table-cell table:style-name="ce2" office:value-type="string">
            <text:p>Космосникмок х15 (+-5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vinn-01</text:p>
          </table:table-cell>
          <table:table-cell table:style-name="ce2" office:value-type="string">
            <text:p>окрестности поселка Винновка</text:p>
          </table:table-cell>
          <table:table-cell table:style-name="ce2" office:value-type="string">
            <text:p>Волгоградская область, Городищенский район</text:p>
          </table:table-cell>
          <table:table-cell table:style-name="ce2" office:value-type="string">
            <text:p>Космосникмок х15 (+-5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vodn-01</text:p>
          </table:table-cell>
          <table:table-cell table:style-name="ce2" office:value-type="string">
            <text:p>северо-восточнее поселка Водный</text:p>
          </table:table-cell>
          <table:table-cell table:style-name="ce2" office:value-type="string">
            <text:p>Волгоградская область, Городищенский район</text:p>
          </table:table-cell>
          <table:table-cell table:style-name="ce2" office:value-type="string">
            <text:p>Космосникмок х15 (+-5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aksr-01</text:p>
          </table:table-cell>
          <table:table-cell table:style-name="ce2" office:value-type="string">
            <text:p>севернее станции Аксарайская</text:p>
          </table:table-cell>
          <table:table-cell table:style-name="ce2" office:value-type="string">
            <text:p>Астраханская область, Красноярский район</text:p>
          </table:table-cell>
          <table:table-cell table:style-name="ce2" office:value-type="string">
            <text:p>Космосникмок х15 (+-10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bask-02</text:p>
          </table:table-cell>
          <table:table-cell table:style-name="ce2" office:value-type="string">
            <text:p>северо-западный берег озера Баскунчак</text:p>
          </table:table-cell>
          <table:table-cell table:style-name="ce2" office:value-type="string">
            <text:p>Астраханская область, Ахтубинский район</text:p>
          </table:table-cell>
          <table:table-cell table:style-name="ce2" office:value-type="string">
            <text:p>Космосникмок х15 (+-10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eltn-02</text:p>
          </table:table-cell>
          <table:table-cell table:style-name="ce2" office:value-type="string">
            <text:p>окрестности станции Эльтон</text:p>
          </table:table-cell>
          <table:table-cell table:style-name="ce2" office:value-type="string">
            <text:p>Волгоградская область, Палласовский район</text:p>
          </table:table-cell>
          <table:table-cell table:style-name="ce2" office:value-type="string">
            <text:p>Космосникмок х15 (+-5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eltn-03</text:p>
          </table:table-cell>
          <table:table-cell table:style-name="ce2" office:value-type="string">
            <text:p>берега озера Эльтон</text:p>
          </table:table-cell>
          <table:table-cell table:style-name="ce2" office:value-type="string">
            <text:p>Волгоградская область, Палласов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erzv-01</text:p>
          </table:table-cell>
          <table:table-cell table:style-name="ce2" office:value-type="string">
            <text:p>поселок Ерзовка</text:p>
          </table:table-cell>
          <table:table-cell table:style-name="ce2" office:value-type="string">
            <text:p>Волгоградская область, Городище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kotl-01</text:p>
          </table:table-cell>
          <table:table-cell table:style-name="ce2" office:value-type="string">
            <text:p>севернее и западнее поселка Котлубань</text:p>
          </table:table-cell>
          <table:table-cell table:style-name="ce2" office:value-type="string">
            <text:p>Волгоградская область, Городище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mart-01</text:p>
          </table:table-cell>
          <table:table-cell table:style-name="ce2" office:value-type="string">
            <text:p>разъезд Мартовский 12 км южнее станции Верхний Баскунчак</text:p>
          </table:table-cell>
          <table:table-cell table:style-name="ce2" office:value-type="string">
            <text:p>Астраханская область, Ахтубинский район</text:p>
          </table:table-cell>
          <table:table-cell table:style-name="ce2" office:value-type="string">
            <text:p>Космосникмок х15 (+-5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novn-01</text:p>
          </table:table-cell>
          <table:table-cell table:style-name="ce2" office:value-type="string">
            <text:p>юго-западнее поселка Новенький</text:p>
          </table:table-cell>
          <table:table-cell table:style-name="ce2" office:value-type="string">
            <text:p>Волгоградская область, Среднеахтубинский район</text:p>
          </table:table-cell>
          <table:table-cell table:style-name="ce2" office:value-type="string">
            <text:p>Космосникмок х15 (+-5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trch-01</text:p>
          </table:table-cell>
          <table:table-cell table:style-name="ce2" office:value-type="string">
            <text:p>окрестности станицы Трехостровская</text:p>
          </table:table-cell>
          <table:table-cell table:style-name="ce2" office:value-type="string">
            <text:p>Волгоградская область, Иловлинский район</text:p>
          </table:table-cell>
          <table:table-cell table:style-name="ce2" office:value-type="string">
            <text:p>Космосникмок х15 (+-5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vlgu-01</text:p>
          </table:table-cell>
          <table:table-cell table:style-name="ce2" office:value-type="string">
            <text:p>окрестности Волгоградского государственного унниверситета</text:p>
          </table:table-cell>
          <table:table-cell table:style-name="ce2" office:value-type="string">
            <text:p>Волгоградская область, город Волгоград</text:p>
          </table:table-cell>
          <table:table-cell table:style-name="ce2" office:value-type="string">
            <text:p>Космосникмок х15 (+-5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volg-01</text:p>
          </table:table-cell>
          <table:table-cell table:style-name="ce2" office:value-type="string">
            <text:p>город Волгоград</text:p>
          </table:table-cell>
          <table:table-cell table:style-name="ce2" office:value-type="string">
            <text:p>Волгоградская область, город Волгоград</text:p>
          </table:table-cell>
          <table:table-cell table:style-name="ce2" office:value-type="string">
            <text:p>Космосникмок х15 (+-10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yaks-01</text:p>
          </table:table-cell>
          <table:table-cell table:style-name="ce2" office:value-type="string">
            <text:p>село Яксатово (Астраханская станция ВИР)</text:p>
          </table:table-cell>
          <table:table-cell table:style-name="ce2" office:value-type="string">
            <text:p>Астраханская область, Приволжский район</text:p>
          </table:table-cell>
          <table:table-cell table:style-name="ce2" office:value-type="string">
            <text:p>Космосникмок х15 (+-1000м)</text:p>
          </table:table-cell>
          <table:table-cell table:style-name="ce2" office:value-type="string">
            <text:p>Гребенников К.А.</text:p>
          </table:table-cell>
          <table:table-cell table:number-columns-repeated="251"/>
        </table:table-row>
        <table:table-row table:style-name="ro1" table:number-rows-repeated="28">
          <table:table-cell table:style-name="ce3" table:number-columns-repeated="4"/>
          <table:table-cell table:style-name="ce5"/>
          <table:table-cell table:number-columns-repeated="251"/>
        </table:table-row>
        <table:table-row table:style-name="ro1">
          <table:table-cell table:style-name="ce3"/>
          <table:table-cell/>
          <table:table-cell table:style-name="ce3" table:number-columns-repeated="2"/>
          <table:table-cell table:style-name="ce5"/>
          <table:table-cell table:number-columns-repeated="251"/>
        </table:table-row>
        <table:table-row table:style-name="ro1" table:number-rows-repeated="6">
          <table:table-cell table:style-name="ce3" table:number-columns-repeated="4"/>
          <table:table-cell table:style-name="ce5"/>
          <table:table-cell table:number-columns-repeated="251"/>
        </table:table-row>
        <table:table-row table:style-name="ro1" table:number-rows-repeated="9">
          <table:table-cell table:style-name="ce3"/>
          <table:table-cell/>
          <table:table-cell table:style-name="ce3" table:number-columns-repeated="2"/>
          <table:table-cell table:style-name="ce5"/>
          <table:table-cell table:number-columns-repeated="251"/>
        </table:table-row>
        <table:table-row table:style-name="ro1" table:number-rows-repeated="4">
          <table:table-cell table:style-name="ce3" table:number-columns-repeated="4"/>
          <table:table-cell table:style-name="ce5"/>
          <table:table-cell table:number-columns-repeated="251"/>
        </table:table-row>
        <table:table-row table:style-name="ro1" table:number-rows-repeated="2">
          <table:table-cell table:style-name="ce3"/>
          <table:table-cell/>
          <table:table-cell table:style-name="ce3" table:number-columns-repeated="2"/>
          <table:table-cell table:style-name="ce5"/>
          <table:table-cell table:number-columns-repeated="251"/>
        </table:table-row>
        <table:table-row table:style-name="ro1" table:number-rows-repeated="2">
          <table:table-cell table:style-name="ce3" table:number-columns-repeated="4"/>
          <table:table-cell table:style-name="ce5"/>
          <table:table-cell table:number-columns-repeated="251"/>
        </table:table-row>
        <table:table-row table:style-name="ro1" table:number-rows-repeated="9">
          <table:table-cell table:style-name="ce3"/>
          <table:table-cell table:number-columns-repeated="255"/>
        </table:table-row>
        <table:table-row table:style-name="ro1" table:number-rows-repeated="104843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placemark" table:style-name="ta2" table:print="false">
        <office:forms form:automatic-focus="false" form:apply-design-mode="false"/>
        <table:table-column table:style-name="co8" table:default-cell-style-name="ce4"/>
        <table:table-column table:style-name="co9" table:default-cell-style-name="ce4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6" table:number-columns-repeated="251" table:default-cell-style-name="ce7"/>
        <table:table-column table:style-name="co7" table:number-columns-repeated="768" table:default-cell-style-name="ce8"/>
        <table:table-row table:style-name="ro3">
          <table:table-cell table:style-name="ce6" office:value-type="string">
            <text:p>location</text:p>
          </table:table-cell>
          <table:table-cell table:style-name="ce6" office:value-type="string">
            <text:p>placemark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oordinates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6" office:value-type="string">
            <text:p>001</text:p>
          </table:table-cell>
          <table:table-cell table:style-name="ce6" office:value-type="string">
            <text:p>0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2190270,49.0392240,0 44.2199710,49.0392240,0 44.2210010,49.0386050,0 44.2219450,49.0381550,0 44.2223740,49.0371980,0 44.2219450,49.0362980,0 44.2211720,49.0357910,0 44.2205720,49.0350600,0 44.2206570,49.0342720,0 44.2205720,49.0334280,0 44.2199710,49.0330900,0 44.2185120,49.0332030,0 44.2178250,49.0325840,0 44.2168810,49.0321340,0 44.2153360,49.0320210,0 44.2143920,49.0324710,0 44.2143060,49.0335410,0 44.2156790,49.0346660,0 44.2175670,49.0366920,0 44.2181680,49.0382670,0 44.2190270,49.0393360,0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6" office:value-type="string">
            <text:p>002</text:p>
          </table:table-cell>
          <table:table-cell table:style-name="ce6" office:value-type="string">
            <text:p>002#01</text:p>
          </table:table-cell>
          <table:table-cell table:style-name="ce1" office:value-type="string">
            <text:p>LineString</text:p>
          </table:table-cell>
          <table:table-cell table:style-name="ce1" office:value-type="string">
            <text:p>44.2163660,49.0331470,0 44.2166230,49.0334840,0 44.2168810,49.0337660,0 44.2171380,49.0341600,0 44.2172240,49.0343280,0 44.2176530,49.0346100,0 44.2179110,49.0350040,0 44.2183400,49.0352850,0 44.2187690,49.0355100,0 44.2191980,49.0358480,0 44.2194560,49.0362980,0 44.2201420,49.0364100,0 44.2205720,49.0364100,0 44.2211720,49.0365230,0 44.2214300,49.0367480,0 44.2216870,49.0370850,0 44.2218590,49.0374790,0 44.2218590,49.0378170,0 44.2214300,49.0380980,0 44.2210010,49.0382110,0 44.2204000,49.0383230,0 44.2196270,49.0385480,0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6" office:value-type="string">
            <text:p>003</text:p>
          </table:table-cell>
          <table:table-cell table:style-name="ce6" office:value-type="string">
            <text:p>003#01</text:p>
          </table:table-cell>
          <table:table-cell table:style-name="ce1" office:value-type="string">
            <text:p>LineString</text:p>
          </table:table-cell>
          <table:table-cell table:style-name="ce1" office:value-type="string">
            <text:p>45.7002070,50.4932970,0 45.7004640,50.4925330,0 45.7018380,50.4920410,0 45.7031250,50.4914950,0 45.7042410,50.4910580,0 45.7057860,50.4905670,0 45.7067300,50.4901300,0 45.7081030,50.4896930,0 45.7094760,50.4892020,0 45.7111930,50.4888200,0 45.7125660,50.4883830,0 45.7140250,50.4880550,0 45.7155700,50.4877820,0 45.7169440,50.4877820,0 45.7186600,50.4878910,0 45.7201190,50.4878910,0 45.7213210,50.4877820,0 45.7221790,50.4878370,0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6" office:value-type="string">
            <text:p>004</text:p>
          </table:table-cell>
          <table:table-cell table:style-name="ce6" office:value-type="string">
            <text:p>004#01</text:p>
          </table:table-cell>
          <table:table-cell table:style-name="ce1" office:value-type="string">
            <text:p>LineString</text:p>
          </table:table-cell>
          <table:table-cell table:style-name="ce1" office:value-type="string">
            <text:p>45.6984900,50.4943890,0 45.6990910,50.4940070,0 45.6995200,50.4935700,0 45.7000350,50.4931330,0 45.7002930,50.4928060,0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6" office:value-type="string">
            <text:p>005</text:p>
          </table:table-cell>
          <table:table-cell table:style-name="ce6" office:value-type="string">
            <text:p>005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5315360,48.6406830,0 44.5315360,48.6408530,0 44.5315360,48.6411370,0 44.5311930,48.6411940,0 44.5306780,48.6409670,0 44.5300770,48.6407400,0 44.5297340,48.6406260,0 44.5290470,48.6402860,0 44.5282750,48.6398320,0 44.5275880,48.6397190,0 44.5269870,48.6396060,0 44.5265580,48.6395490,0 44.5260430,48.6398320,0 44.5258710,48.6401730,0 44.5255280,48.6405700,0 44.5255280,48.6409670,0 44.5254420,48.6414200,0 44.5248410,48.6416470,0 44.5241550,48.6417040,0 44.5238110,48.6414200,0 44.5234680,48.6408530,0 44.5232110,48.6405130,0 44.5232960,48.6401730,0 44.5236400,48.6400030,0 44.5238110,48.6396060,0 44.5240690,48.6392650,0 44.5243260,48.6388110,0 44.5247550,48.6384710,0 44.5251850,48.6381880,0 44.5256140,48.6380170,0 44.5258710,48.6379040,0 44.5263860,48.6379040,0 44.5264720,48.6381880,0 44.5262150,48.6384710,0 44.5260430,48.6388110,0 44.5260430,48.6391520,0 44.5263000,48.6393220,0 44.5268150,48.6393220,0 44.5274160,48.6393790,0 44.5279310,48.6394350,0 44.5282750,48.6396060,0 44.5286180,48.6398320,0 44.5289610,48.6398320,0 44.5291330,48.6399460,0 44.5291330,48.6401730,0 44.5296480,48.6404000,0 44.5302490,48.6406260,0 44.5308490,48.6408530,0 44.5311930,48.6408530,0 44.5313640,48.6407400,0 44.5315360,48.6407400,0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6" office:value-type="string">
            <text:p>006</text:p>
          </table:table-cell>
          <table:table-cell table:style-name="ce6" office:value-type="string">
            <text:p>006#07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3.9932060,49.1011880,0 43.9935490,49.1017500,0 43.9937210,49.1020870,0 43.9937210,49.1024810,0 43.9933780,49.1028740,0 43.9932060,49.1032110,0 43.9927770,49.1037730,0 43.9925190,49.1042790,0 43.9922620,49.1048410,0 43.9924340,49.1053460,0 43.9925190,49.1056840,0 43.9928630,49.1061330,0 43.9932060,49.1065830,0 43.9935490,49.1072570,0 43.9936350,49.1075940,0 43.9933780,49.1079310,0 43.9926910,49.1082680,0 43.9921760,49.1084930,0 43.9915750,49.1087180,0 43.9907170,49.1089990,0 43.9897730,49.1091670,0 43.9889140,49.1091670,0 43.9878850,49.1091670,0 43.9871980,49.1092790,0 43.9866830,49.1091670,0 43.9859100,49.1091110,0 43.9853100,49.1091670,0 43.9846230,49.1092790,0 43.9841080,49.1093360,0 43.9836790,49.1094480,0 43.9832500,49.1096730,0 43.9825630,49.1098410,0 43.9822200,49.1100100,0 43.9817050,49.1101780,0 43.9814470,49.1104030,0 43.9808460,49.1105720,0 43.9803310,49.1106280,0 43.9799880,49.1105720,0 43.9799880,49.1104030,0 43.9804170,49.1104030,0 43.9806750,49.1102350,0 43.9808460,49.1101220,0 43.9811900,49.1100100,0 43.9815330,49.1099540,0 43.9820480,49.1098980,0 43.9823910,49.1098410,0 43.9829060,49.1097290,0 43.9834210,49.1094480,0 43.9839360,49.1092790,0 43.9845370,49.1091670,0 43.9851380,49.1090550,0 43.9858250,49.1089420,0 43.9863400,49.1089420,0 43.9870260,49.1091110,0 43.9873700,49.1090550,0 43.9879700,49.1090550,0 43.9887430,49.1090550,0 43.9894290,49.1090550,0 43.9904590,49.1089420,0 43.9912320,49.1087180,0 43.9918330,49.1084930,0 43.9924340,49.1081560,0 43.9927770,49.1081560,0 43.9931200,49.1079310,0 43.9932060,49.1077060,0 43.9932920,49.1073690,0 43.9931200,49.1070320,0 43.9928630,49.1066950,0 43.9925190,49.1063020,0 43.9920040,49.1056840,0 43.9917470,49.1051220,0 43.9920040,49.1045040,0 43.9921760,49.1038850,0 43.9925190,49.1034920,0 43.9926910,49.1031550,0 43.9929490,49.1027620,0 43.9932060,49.1023120,0 43.9932060,49.1017500,0 43.9930340,49.1014130,0 43.9932060,49.1011880,0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6" office:value-type="string">
            <text:p>007</text:p>
          </table:table-cell>
          <table:table-cell table:style-name="ce6" office:value-type="string">
            <text:p>007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5322230,48.6509480,0 44.5331670,48.6508340,0 44.5347980,48.6506080,0 44.5363430,48.6503240,0 44.5370290,48.6499840,0 44.5369430,48.6493600,0 44.5360850,48.6486800,0 44.5356560,48.6477160,0 44.5352270,48.6471480,0 44.5338540,48.6473190,0 44.5331670,48.6476020,0 44.5321370,48.6483390,0 44.5316220,48.6491330,0 44.5314500,48.6500410,0 44.5321370,48.6509480,0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6" office:value-type="string">
            <text:p>008</text:p>
          </table:table-cell>
          <table:table-cell table:style-name="ce6" office:value-type="string">
            <text:p>008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0028190,49.1078190,0 44.0034200,49.1092230,0 44.0035060,49.1104030,0 44.0032480,49.1120320,0 44.0027330,49.1131000,0 44.0014460,49.1137180,0 43.9998150,49.1137180,0 43.9982700,49.1133810,0 43.9961240,49.1128750,0 43.9928630,49.1120890,0 43.9906310,49.1114710,0 43.9875410,49.1110770,0 43.9855670,49.1109650,0 43.9832500,49.1109090,0 43.9812760,49.1109090,0 43.9782710,49.1109090,0 43.9738940,49.1109650,0 43.9702030,49.1104590,0 43.9671130,49.1091110,0 43.9635940,49.1075380,0 43.9605050,49.1061330,0 43.9579300,49.1051220,0 43.9550970,49.1037170,0 43.9537240,49.1032110,0 43.9517500,49.1025370,0 43.9491750,49.1019750,0 43.9465140,49.1015250,0 43.9455700,49.1011880,0 43.9445400,49.1004580,0 43.9436820,49.1001210,0 43.9417930,49.1001210,0 43.9399050,49.0998960,0 43.9381030,49.0998960,0 43.9369870,49.1001210,0 43.9362140,49.1002890,0 43.9355280,49.0993340,0 43.9350130,49.0987720,0 43.9333820,49.0984910,0 43.9321800,49.0979290,0 43.9316650,49.0972540,0 43.9319230,49.0964120,0 43.9322660,49.0960740,0 43.9333820,49.0964120,0 43.9336400,49.0970860,0 43.9338970,49.0976480,0 43.9347550,49.0979850,0 43.9356990,49.0981540,0 43.9362140,49.0979850,0 43.9372440,49.0974230,0 43.9386180,49.0971980,0 43.9400770,49.0965240,0 43.9411070,49.0965240,0 43.9424800,49.0967490,0 43.9449690,49.0975350,0 43.9465140,49.0979290,0 43.9476300,49.0983780,0 43.9496900,49.0986030,0 43.9518360,49.0982660,0 43.9536380,49.0980970,0 43.9542390,49.0984350,0 43.9555260,49.0991090,0 43.9564700,49.1000640,0 43.9593890,49.1013010,0 43.9629080,49.1023680,0 43.9655690,49.1037170,0 43.9681430,49.1047850,0 43.9705470,49.1060770,0 43.9735510,49.1069760,0 43.9764690,49.1072010,0 43.9778420,49.1070880,0 43.9809320,49.1071440,0 43.9840220,49.1072570,0 43.9862540,49.1073130,0 43.9880560,49.1073130,0 43.9902020,49.1070320,0 43.9905450,49.1056270,0 43.9907170,49.1035480,0 43.9904590,49.1020870,0 43.9897730,49.1007390,0 43.9896870,49.0995020,0 43.9902880,49.0987160,0 43.9919190,49.0986590,0 43.9946650,49.0998400,0 43.9956090,49.1007390,0 43.9952660,49.1026490,0 43.9941500,49.1045600,0 43.9944930,49.1055710,0 43.9950080,49.1063020,0 43.9957810,49.1070880,0 43.9984420,49.1066950,0 44.0001580,49.1064700,0 44.0016170,49.1067510,0 44.0028190,49.1078190,0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6" office:value-type="string">
            <text:p>009</text:p>
          </table:table-cell>
          <table:table-cell table:style-name="ce6" office:value-type="string">
            <text:p>009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3.9285760,49.1061330,0 43.9285760,49.1070880,0 43.9286610,49.1081000,0 43.9286610,49.1089990,0 43.9285760,49.1096170,0 43.9286610,49.1102350,0 43.9284040,49.1107960,0 43.9284900,49.1113580,0 43.9284900,49.1119760,0 43.9281460,49.1127070,0 43.9272880,49.1134370,0 43.9255710,49.1138860,0 43.9246270,49.1139430,0 43.9227390,49.1139990,0 43.9212800,49.1142240,0 43.9194770,49.1142240,0 43.9182760,49.1142800,0 43.9160440,49.1145610,0 43.9149280,49.1145610,0 43.9138130,49.1147850,0 43.9126970,49.1149540,0 43.9114950,49.1153470,0 43.9100360,49.1157960,0 43.9089200,49.1163580,0 43.9080620,49.1164140,0 43.9072040,49.1164140,0 43.9059160,49.1164140,0 43.9044570,49.1164140,0 43.9035130,49.1164140,0 43.9023970,49.1163020,0 43.9017110,49.1160770,0 43.9012810,49.1156840,0 43.9014530,49.1152350,0 43.9029120,49.1148980,0 43.9040280,49.1150100,0 43.9053150,49.1147290,0 43.9066890,49.1144480,0 43.9086630,49.1141110,0 43.9107230,49.1134930,0 43.9122680,49.1130440,0 43.9139840,49.1128750,0 43.9155290,49.1125940,0 43.9176750,49.1122570,0 43.9193920,49.1119760,0 43.9212800,49.1118640,0 43.9226530,49.1116950,0 43.9236830,49.1111340,0 43.9247130,49.1105720,0 43.9251420,49.1095040,0 43.9249710,49.1085490,0 43.9241120,49.1079310,0 43.9222240,49.1078750,0 43.9211080,49.1075380,0 43.9211080,49.1069200,0 43.9216230,49.1064700,0 43.9229110,49.1062450,0 43.9246270,49.1065260,0 43.9260860,49.1065830,0 43.9271160,49.1063020,0 43.9278030,49.1059080,0 43.9285760,49.1062450,0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6" office:value-type="string">
            <text:p>010</text:p>
          </table:table-cell>
          <table:table-cell table:style-name="ce6" office:value-type="string">
            <text:p>010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5330810,48.6540670,0 44.5335960,48.6551440,0 44.5345400,48.6558240,0 44.5359990,48.6553140,0 44.5375440,48.6543500,0 44.5387460,48.6537260,0 44.5394330,48.6528190,0 44.5390030,48.6519690,0 44.5388320,48.6511180,0 44.5389180,48.6503240,0 44.5394330,48.6492470,0 44.5392610,48.6481690,0 44.5391750,48.6472050,0 44.5388320,48.6468080,0 44.5382310,48.6459580,0 44.5373730,48.6454470,0 44.5370290,48.6449370,0 44.5364280,48.6440860,0 44.5360850,48.6427250,0 44.5361710,48.6415340,0 44.5362570,48.6405700,0 44.5359990,48.6397190,0 44.5371150,48.6385850,0 44.5379730,48.6376200,0 44.5390890,48.6367700,0 44.5409770,48.6352950,0 44.5421790,48.6341040,0 44.5425220,48.6333090,0 44.5416640,48.6328560,0 44.5404620,48.6329120,0 44.5388320,48.6333660,0 44.5375440,48.6335930,0 44.5360850,48.6339900,0 44.5348830,48.6342740,0 44.5336820,48.6343310,0 44.5324800,48.6343310,0 44.5311070,48.6342740,0 44.5305920,48.6339330,0 44.5299050,48.6333660,0 44.5287040,48.6329690,0 44.5275020,48.6329690,0 44.5257000,48.6337070,0 44.5239830,48.6346140,0 44.5227810,48.6360890,0 44.5223520,48.6376770,0 44.5220950,48.6393790,0 44.5225240,48.6407970,0 44.5235540,48.6422140,0 44.5256140,48.6435760,0 44.5275880,48.6451640,0 44.5298190,48.6470350,0 44.5311070,48.6493030,0 44.5319650,48.6517980,0 44.5331670,48.6540670,0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6" office:value-type="string">
            <text:p>011</text:p>
          </table:table-cell>
          <table:table-cell table:style-name="ce6" office:value-type="string">
            <text:p>01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5176320,48.7022400,0 44.5246700,48.7065450,0 44.5299910,48.7110760,0 44.5222660,48.7149840,0 44.5142840,48.7110190,0 44.5153140,48.7089230,0 44.5170310,48.7078470,0 44.5133400,48.7055250,0 44.5176320,48.7022960,0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6" office:value-type="string">
            <text:p>012</text:p>
          </table:table-cell>
          <table:table-cell table:style-name="ce6" office:value-type="string">
            <text:p>012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3.6290260,48.9852910,0 43.6302280,48.9872060,0 43.6318590,48.9885010,0 43.6323740,48.9899090,0 43.6316870,48.9917120,0 43.6311720,48.9931760,0 43.6296270,48.9941900,0 43.6270520,48.9940210,0 43.6256790,48.9927250,0 43.6243060,48.9903040,0 43.6236190,48.9886700,0 43.6243060,48.9870930,0 43.6253360,48.9857980,0 43.6266230,48.9847270,0 43.6278250,48.9833750,0 43.6276530,48.9828120,0 43.6286830,48.9824180,0 43.6297130,48.9832630,0 43.6298850,48.9845580,0 43.6291980,48.9851220,0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6" office:value-type="string">
            <text:p>013</text:p>
          </table:table-cell>
          <table:table-cell table:style-name="ce6" office:value-type="string">
            <text:p>013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5.7244970,50.4893660,0 45.7238100,50.4895840,0 45.7225230,50.4894200,0 45.7212350,50.4892020,0 45.7200340,50.4892020,0 45.7186600,50.4896390,0 45.7174590,50.4898570,0 45.7165150,50.4901850,0 45.7156560,50.4901850,0 45.7157420,50.4895840,0 45.7163430,50.4891470,0 45.7164290,50.4884920,0 45.7156560,50.4883830,0 45.7149700,50.4888200,0 45.7141110,50.4892570,0 45.7131670,50.4896930,0 45.7117940,50.4900760,0 45.7104210,50.4904030,0 45.7086180,50.4907310,0 45.7072450,50.4911680,0 45.7065580,50.4918230,0 45.7054420,50.4923140,0 45.7046700,50.4926420,0 45.7034680,50.4929690,0 45.7020090,50.4934610,0 45.7021810,50.4938980,0 45.7019230,50.4945530,0 45.7013230,50.4948800,0 45.7001210,50.4953720,0 45.6990050,50.4956990,0 45.6978890,50.4963000,0 45.6967740,50.4970640,0 45.6959150,50.4971190,0 45.6950570,50.4967370,0 45.6957440,50.4958080,0 45.6971170,50.4949350,0 45.6983180,50.4939520,0 45.6995200,50.4930790,0 45.7006360,50.4923140,0 45.7029530,50.4915500,0 45.7053570,50.4906220,0 45.7075880,50.4899660,0 45.7105060,50.4892020,0 45.7127380,50.4886010,0 45.7146260,50.4880550,0 45.7160850,50.4876730,0 45.7173730,50.4877280,0 45.7183170,50.4879460,0 45.7190040,50.4878370,0 45.7198620,50.4876180,0 45.7206340,50.4876180,0 45.7215790,50.4880010,0 45.7226940,50.4885470,0 45.7237240,50.4887650,0 45.7245830,50.4893660,0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6" office:value-type="string">
            <text:p>014</text:p>
          </table:table-cell>
          <table:table-cell table:style-name="ce6" office:value-type="string">
            <text:p>014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5311070,48.6409100,0 44.5313640,48.6407970,0 44.5315360,48.6408530,0 44.5315360,48.6410800,0 44.5313640,48.6411370,0 44.5311070,48.6410800,0 44.5310210,48.6410800,0 44.5309350,48.6409670,0 44.5310210,48.6409100,0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6" office:value-type="string">
            <text:p>015</text:p>
          </table:table-cell>
          <table:table-cell table:style-name="ce6" office:value-type="string">
            <text:p>015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2102720,49.0396170,0 44.2107870,49.0404610,0 44.2118170,49.0410800,0 44.2123320,49.0418120,0 44.2129330,49.0424870,0 44.2139630,49.0424870,0 44.2149070,49.0420930,0 44.2151640,49.0410240,0 44.2141340,49.0402930,0 44.2134480,49.0395610,0 44.2136190,49.0387730,0 44.2142200,49.0382110,0 44.2151640,49.0378170,0 44.2166230,49.0379290,0 44.2178250,49.0387730,0 44.2191120,49.0394490,0 44.2203140,49.0398420,0 44.2214300,49.0397860,0 44.2215160,49.0393920,0 44.2218590,49.0385480,0 44.2228890,49.0373110,0 44.2237470,49.0361850,0 44.2252920,49.0351720,0 44.2264940,49.0334840,0 44.2257210,49.0321900,0 44.2247770,49.0311210,0 44.2232320,49.0298270,0 44.2221160,49.0294330,0 44.2197990,49.0287010,0 44.2183400,49.0282510,0 44.2171380,49.0276880,0 44.2161940,49.0270130,0 44.2151640,49.0262250,0 44.2149070,49.0253240,0 44.2145630,49.0243110,0 44.2135330,49.0229600,0 44.2117310,49.0218910,0 44.2118170,49.0214410,0 44.2116450,49.0209340,0 44.2109580,49.0207090,0 44.2101000,49.0206530,0 44.2095850,49.0212720,0 44.2094990,49.0219470,0 44.2101000,49.0227350,0 44.2094990,49.0231860,0 44.2086410,49.0234110,0 44.2077830,49.0238050,0 44.2072680,49.0241990,0 44.2070960,49.0247610,0 44.2076970,49.0257750,0 44.2086410,49.0266750,0 44.2094140,49.0275750,0 44.2107870,49.0284200,0 44.2119880,49.0299390,0 44.2132760,49.0313460,0 44.2142200,49.0325280,0 44.2143920,49.0335410,0 44.2137050,49.0340470,0 44.2119880,49.0345530,0 44.2106150,49.0349470,0 44.2097570,49.0352850,0 44.2101000,49.0357350,0 44.2112160,49.0365230,0 44.2119030,49.0371980,0 44.2115590,49.0379290,0 44.2109580,49.0387170,0 44.2101860,49.0396170,0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6" office:value-type="string">
            <text:p>016</text:p>
          </table:table-cell>
          <table:table-cell table:style-name="ce6" office:value-type="string">
            <text:p>016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4242480,48.6343870,0 44.4242480,48.6339900,0 44.4229600,48.6338200,0 44.4213290,48.6339900,0 44.4198700,48.6339900,0 44.4189260,48.6340470,0 44.4175530,48.6341600,0 44.4166950,48.6343310,0 44.4159220,48.6345010,0 44.4155790,48.6347280,0 44.4154070,48.6352380,0 44.4160940,48.6353520,0 44.4166090,48.6351810,0 44.4175530,48.6348980,0 44.4191840,48.6348980,0 44.4207290,48.6348980,0 44.4222740,48.6350680,0 44.4236470,48.6348980,0 44.4242480,48.6343870,0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6" office:value-type="string">
            <text:p>017</text:p>
          </table:table-cell>
          <table:table-cell table:style-name="ce6" office:value-type="string">
            <text:p>017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5263000,48.6397760,0 44.5263000,48.6407400,0 44.5273300,48.6412500,0 44.5281890,48.6411370,0 44.5287040,48.6404560,0 44.5292190,48.6398890,0 44.5293050,48.6393220,0 44.5287900,48.6385280,0 44.5283600,48.6379610,0 44.5277600,48.6378470,0 44.5270730,48.6378470,0 44.5264720,48.6384140,0 44.5261290,48.6389820,0 44.5263000,48.6397760,0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6" office:value-type="string">
            <text:p>018</text:p>
          </table:table-cell>
          <table:table-cell table:style-name="ce6" office:value-type="string">
            <text:p>018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2273520,49.0210470,0 44.2270950,49.0214970,0 44.2271800,49.0217220,0 44.2276950,49.0216660,0 44.2278670,49.0213850,0 44.2280390,49.0209910,0 44.2273520,49.0209910,0</text:p>
          </table:table-cell>
          <table:table-cell table:style-name="ce1"/>
          <table:table-cell table:number-columns-repeated="1019"/>
        </table:table-row>
        <table:table-row table:style-name="ro4">
          <table:table-cell table:style-name="ce6" office:value-type="string">
            <text:p>019</text:p>
          </table:table-cell>
          <table:table-cell table:style-name="ce6" office:value-type="string">
            <text:p>019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5.8220860,50.6681760,0 45.8237170,50.6687200,0 45.8239750,50.6697540,0 45.8238030,50.6704060,0 45.8236310,50.6712220,0 45.8232880,50.6718200,0 45.8221720,50.6724190,0 45.8213140,50.6728540,0 45.8206270,50.6725820,0 45.8200260,50.6719840,0 45.8198550,50.6713310,0 45.8201980,50.6705150,0 45.8207990,50.6695900,0 45.8213140,50.6688830,0 45.8219150,50.6682310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20</text:p>
          </table:table-cell>
          <table:table-cell table:style-name="ce6" office:value-type="string">
            <text:p>020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8.4857,46.0796,0 48.4996,46.0790,0 48.5084,46.0666,0</text:p>
          </table:table-cell>
          <table:table-cell table:style-name="ce8" table:number-columns-repeated="252"/>
          <table:table-cell table:number-columns-repeated="768"/>
        </table:table-row>
        <table:table-row table:style-name="ro3">
          <table:table-cell table:style-name="ce6" office:value-type="string">
            <text:p>021</text:p>
          </table:table-cell>
          <table:table-cell table:style-name="ce6" office:value-type="string">
            <text:p>021#01</text:p>
          </table:table-cell>
          <table:table-cell table:style-name="ce1" office:value-type="string">
            <text:p>Point</text:p>
          </table:table-cell>
          <table:table-cell table:style-name="ce1" office:value-type="string">
            <text:p>48.51275,46.0605,0</text:p>
          </table:table-cell>
          <table:table-cell table:style-name="ce8" table:number-columns-repeated="252"/>
          <table:table-cell table:number-columns-repeated="768"/>
        </table:table-row>
        <table:table-row table:style-name="ro3">
          <table:table-cell table:style-name="ce6" office:value-type="string">
            <text:p>021a</text:p>
          </table:table-cell>
          <table:table-cell table:style-name="ce6" office:value-type="string">
            <text:p>021a#01</text:p>
          </table:table-cell>
          <table:table-cell table:style-name="ce1" office:value-type="string">
            <text:p>Point</text:p>
          </table:table-cell>
          <table:table-cell table:style-name="ce1" office:value-type="string">
            <text:p>48.547,45.996,0</text:p>
          </table:table-cell>
          <table:table-cell table:style-name="ce8" table:number-columns-repeated="252"/>
          <table:table-cell table:number-columns-repeated="768"/>
        </table:table-row>
        <table:table-row table:style-name="ro3">
          <table:table-cell table:style-name="ce6" office:value-type="string">
            <text:p>022</text:p>
          </table:table-cell>
          <table:table-cell table:style-name="ce6" office:value-type="string">
            <text:p>022#01</text:p>
          </table:table-cell>
          <table:table-cell table:style-name="ce1" office:value-type="string">
            <text:p>LineString</text:p>
          </table:table-cell>
          <table:table-cell table:style-name="ce1" office:value-type="string">
            <text:p>48.5127,46.0605,0 48.5179,46.0569,0</text:p>
          </table:table-cell>
          <table:table-cell table:style-name="ce8" table:number-columns-repeated="252"/>
          <table:table-cell table:number-columns-repeated="768"/>
        </table:table-row>
        <table:table-row table:style-name="ro3">
          <table:table-cell table:style-name="ce6" office:value-type="string">
            <text:p>023</text:p>
          </table:table-cell>
          <table:table-cell table:style-name="ce6" office:value-type="string">
            <text:p>023#01</text:p>
          </table:table-cell>
          <table:table-cell table:style-name="ce1" office:value-type="string">
            <text:p>LineString</text:p>
          </table:table-cell>
          <table:table-cell table:style-name="ce1" office:value-type="string">
            <text:p>48.5127,46.0605,0 48.5109,46.0562,0</text:p>
          </table:table-cell>
          <table:table-cell table:style-name="ce8" table:number-columns-repeated="252"/>
          <table:table-cell table:number-columns-repeated="768"/>
        </table:table-row>
        <table:table-row table:style-name="ro3">
          <table:table-cell table:style-name="ce6" office:value-type="string">
            <text:p>023a</text:p>
          </table:table-cell>
          <table:table-cell table:style-name="ce6" office:value-type="string">
            <text:p>023a#01</text:p>
          </table:table-cell>
          <table:table-cell table:style-name="ce1" office:value-type="string">
            <text:p>LineString</text:p>
          </table:table-cell>
          <table:table-cell table:style-name="ce1" office:value-type="string">
            <text:p>48.5127,46.0605,0 48.5084,46.0666,0</text:p>
          </table:table-cell>
          <table:table-cell table:style-name="ce8" table:number-columns-repeated="252"/>
          <table:table-cell table:number-columns-repeated="768"/>
        </table:table-row>
        <table:table-row table:style-name="ro3">
          <table:table-cell table:style-name="ce6" office:value-type="string">
            <text:p>024</text:p>
          </table:table-cell>
          <table:table-cell table:style-name="ce6" office:value-type="string">
            <text:p>024#01</text:p>
          </table:table-cell>
          <table:table-cell table:style-name="ce1" office:value-type="string">
            <text:p>Point</text:p>
          </table:table-cell>
          <table:table-cell table:style-name="ce1" office:value-type="string">
            <text:p>47.8961,45.8375,0</text:p>
          </table:table-cell>
          <table:table-cell table:style-name="ce8" table:number-columns-repeated="252"/>
          <table:table-cell table:number-columns-repeated="768"/>
        </table:table-row>
        <table:table-row table:style-name="ro3">
          <table:table-cell table:style-name="ce6" office:value-type="string">
            <text:p>025</text:p>
          </table:table-cell>
          <table:table-cell table:style-name="ce6" office:value-type="string">
            <text:p>025#01</text:p>
          </table:table-cell>
          <table:table-cell table:style-name="ce1" office:value-type="string">
            <text:p>LineString</text:p>
          </table:table-cell>
          <table:table-cell table:style-name="ce1" office:value-type="string">
            <text:p>48.5127,46.0605,0 48.5084,46.0666,0</text:p>
          </table:table-cell>
          <table:table-cell table:style-name="ce8" table:number-columns-repeated="252"/>
          <table:table-cell table:number-columns-repeated="768"/>
        </table:table-row>
        <table:table-row table:style-name="ro3">
          <table:table-cell table:style-name="ce6" office:value-type="string">
            <text:p>026</text:p>
          </table:table-cell>
          <table:table-cell table:style-name="ce6" office:value-type="string">
            <text:p>026#01</text:p>
          </table:table-cell>
          <table:table-cell table:style-name="ce1" office:value-type="string">
            <text:p>LineString</text:p>
          </table:table-cell>
          <table:table-cell table:style-name="ce1" office:value-type="string">
            <text:p>47.8983,45.8122,0 47.8917,45.7986,0</text:p>
          </table:table-cell>
          <table:table-cell table:style-name="ce8" table:number-columns-repeated="252"/>
          <table:table-cell table:number-columns-repeated="768"/>
        </table:table-row>
        <table:table-row table:style-name="ro3">
          <table:table-cell table:style-name="ce6" office:value-type="string">
            <text:p>027</text:p>
          </table:table-cell>
          <table:table-cell table:style-name="ce6" office:value-type="string">
            <text:p>027#01</text:p>
          </table:table-cell>
          <table:table-cell table:style-name="ce1" office:value-type="string">
            <text:p>Point</text:p>
          </table:table-cell>
          <table:table-cell table:style-name="ce1" office:value-type="string">
            <text:p>47.8869,45.7889,0</text:p>
          </table:table-cell>
          <table:table-cell table:style-name="ce8" table:number-columns-repeated="252"/>
          <table:table-cell table:number-columns-repeated="768"/>
        </table:table-row>
        <table:table-row table:style-name="ro3">
          <table:table-cell table:style-name="ce6" office:value-type="string">
            <text:p>028</text:p>
          </table:table-cell>
          <table:table-cell table:style-name="ce7" office:value-type="string">
            <text:p>028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3.202376,49.339802,0 43.202698,49.33955,0 43.202569,49.339369,0 43.202291,49.339187,0 43.202076,49.338907,0 43.202055,49.338768,0 43.201861,49.33874,0 43.2016494547005,49.338961932481,0 43.2015743528481,49.338688513361,0 43.2012793098564,49.3373354167683,0 43.2007428680534,49.3369848675078,0 43.2000347648735,49.3367535036203,0 43.1996163402672,49.3366132825501,0 43.1979104553337,49.3371461204795,0 43.1978997264976,49.3374686248289,0 43.1989296947594,49.3379663991094,0 43.202376,49.339802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29</text:p>
          </table:table-cell>
          <table:table-cell table:style-name="ce7" office:value-type="string">
            <text:p>029#01</text:p>
          </table:table-cell>
          <table:table-cell table:style-name="ce1" office:value-type="string">
            <text:p>Point</text:p>
          </table:table-cell>
          <table:table-cell table:style-name="ce1" office:value-type="string">
            <text:p>44.22914,49.019897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30</text:p>
          </table:table-cell>
          <table:table-cell table:style-name="ce7" office:value-type="string">
            <text:p>030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3.643582,48.938706,0 43.643496,48.93896,0 43.6432116303024,48.9400578133502,0 43.6419670853195,48.9400860841779,0 43.6411087784347,48.9387573378679,0 43.6411087784347,48.9380222714332,0 43.64032,48.937424,0 43.639805,48.936973,0 43.6396281990585,48.9363329909621,0 43.6399500641403,48.9360078508839,0 43.6395101818619,48.9356049569623,0 43.6398642334518,48.9351949913692,0 43.64017,48.935056,0 43.6411087784347,48.9349405282633,0 43.6425249847946,48.9365238330595,0 43.6431257996139,48.9375416451852,0 43.643582,48.938706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31</text:p>
          </table:table-cell>
          <table:table-cell table:style-name="ce7" office:value-type="string">
            <text:p>03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350147,48.58176,0 44.350533,48.581219,0 44.348173,48.579995,0 44.346113,48.579653,0 44.344697,48.579909,0 44.343753,48.580849,0 44.344697,48.581362,0 44.347315,48.581475,0 44.350147,48.581789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32</text:p>
          </table:table-cell>
          <table:table-cell table:style-name="ce7" office:value-type="string">
            <text:p>032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573275,48.763744,0 44.573672,48.764184,0 44.572277,48.764716,0 44.571966,48.764333,0 44.573275,48.763737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33</text:p>
          </table:table-cell>
          <table:table-cell table:style-name="ce7" office:value-type="string">
            <text:p>033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3.567643,49.016548,0 43.568566,49.016998,0 43.568823,49.017969,0 43.567343,49.018293,0 43.563781,49.018307,0 43.562429,49.017927,0 43.562644,49.017167,0 43.564811,49.016717,0 43.567622,49.016548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34</text:p>
          </table:table-cell>
          <table:table-cell table:style-name="ce7" office:value-type="string">
            <text:p>034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3.420615,48.546145,0 43.41995,48.546245,0 43.418813,48.543695,0 43.419435,48.543552,0 43.420658,48.546145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35</text:p>
          </table:table-cell>
          <table:table-cell table:style-name="ce7" office:value-type="string">
            <text:p>035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368912,48.249953,0 44.370478,48.248788,0 44.36815,48.247473,0 44.366047,48.248645,0 44.368923,48.24996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36</text:p>
          </table:table-cell>
          <table:table-cell table:style-name="ce7" office:value-type="string">
            <text:p>036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3.578758,49.213032,0 43.578415,49.213763,0 43.579187,49.214213,0 43.580132,49.213875,0 43.580818,49.213313,0 43.580732,49.212863,0 43.578844,49.212919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37</text:p>
          </table:table-cell>
          <table:table-cell table:style-name="ce7" office:value-type="string">
            <text:p>037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3.843803,49.086972,0 43.843718,49.087761,0 43.844748,49.087986,0 43.844833,49.087423,0 43.843803,49.087028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38</text:p>
          </table:table-cell>
          <table:table-cell table:style-name="ce7" office:value-type="string">
            <text:p>038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3.498657,49.49437,0 43.499193,49.494106,0 43.498785,49.493799,0 43.498249,49.494078,0 43.498657,49.49437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39</text:p>
          </table:table-cell>
          <table:table-cell table:style-name="ce7" office:value-type="string">
            <text:p>039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3.510394,49.493841,0 43.510737,49.493604,0 43.510973,49.493409,0 43.511188,49.493116,0 43.511596,49.493116,0 43.512089,49.493158,0 43.512733,49.493158,0 43.513355,49.493269,0 43.51387,49.493409,0 43.51387,49.493618,0 43.513677,49.493701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40</text:p>
          </table:table-cell>
          <table:table-cell table:style-name="ce7" office:value-type="string">
            <text:p>040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2.4838643976581,49.569312932424,0 42.4841779139534,49.5694061301647,0 42.4841878496147,49.5695486726632,0 42.4841589492141,49.5698267007915,0 42.4840316364894,49.5700083831095,0 42.4837413096978,49.5701445257823,0 42.4833736568732,49.5701539399473,0 42.482792359222,49.5701965751947,0 42.4825348671565,49.5696244132889,0 42.4831142243038,49.569317396803,0 42.4838643976581,49.569312932424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41</text:p>
          </table:table-cell>
          <table:table-cell table:style-name="ce7" office:value-type="string">
            <text:p>04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2.8373681801644,49.5997378698143,0 42.837667191699,49.599985375849,0 42.8373854881167,49.6004797022492,0 42.8368323950303,49.6001612015341,0 42.8373681801644,49.5997378698143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42</text:p>
          </table:table-cell>
          <table:table-cell table:style-name="ce7" office:value-type="string">
            <text:p>042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2.7750110,49.6616850,0 42.7912330,49.6640180,0 42.8137210,49.6584620,0 42.8156090,49.6503490,0 42.8080560,49.6452360,0 42.7934650,49.6456250,0 42.7794740,49.6491260,0 42.7750110,49.6616850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43</text:p>
          </table:table-cell>
          <table:table-cell table:style-name="ce7" office:value-type="string">
            <text:p>043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2.2049864577152,49.5506587471891,0 42.2068789799165,49.5485075912377,0 42.2112432234286,49.5471951273078,0 42.2116532641711,49.5477531385014,0 42.2071266766442,49.5513628498018,0 42.2052242821436,49.5515152106936,0 42.2049864577152,49.5506587471891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44</text:p>
          </table:table-cell>
          <table:table-cell table:style-name="ce7" office:value-type="string">
            <text:p>044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2.7412978096654,49.5858303435488,0 42.7421155402469,49.5856022903859,0 42.7424184865756,49.5860423929258,0 42.7422007492759,49.5863870280999,0 42.7415546775446,49.5863817454837,0 42.7412978096654,49.5858303435488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45</text:p>
          </table:table-cell>
          <table:table-cell table:style-name="ce7" office:value-type="string">
            <text:p>045#01</text:p>
          </table:table-cell>
          <table:table-cell table:style-name="ce1" office:value-type="string">
            <text:p>LineString</text:p>
          </table:table-cell>
          <table:table-cell table:style-name="ce1" office:value-type="string">
            <text:p>44.4964100,48.5101500,0 44.4960000,48.5100700,0 44.4957700,48.5101500,0 44.4955300,48.5101300,0 44.4954000,48.5100900,0 44.4953200,48.5100700,0 44.4952300,48.5100000,0 44.4949100,48.5099600,0 44.4946700,48.5099600,0 44.4943700,48.5099400,0 44.4943900,48.5099600,0 44.4942400,48.5099200,0 44.4940900,48.5098300,0 44.4939200,48.5097500,0 44.4937700,48.5096000,0 44.4937100,48.5095300,0 44.4936200,48.5095300,0 44.4934500,48.5095300,0 44.4933600,48.5095500,0 44.4932800,48.5095500,0 44.4932100,48.5095300,0 44.4930000,48.5095700,0 44.4928300,48.5096800,0 44.4927000,48.5097900,0 44.4918600,48.5101700,0 44.4915600,48.5102600,0 44.4915000,48.5103000,0 44.4913900,48.5103700,0 44.4914300,48.5104500,0 44.4911300,48.5104100,0 44.4910700,48.5104800,0 44.4910900,48.5103200,0 44.4910200,48.5102600,0 44.4909200,48.5101700,0 44.4906400,48.5102400,0 44.4904400,48.5102600,0 44.4902700,48.5103000,0 44.4900400,48.5103700,0 44.4899500,48.5104100,0 44.4898400,48.5104500,0 44.4896500,48.5105000,0 44.4894100,48.5105000,0 44.4889900,48.5104300,0 44.4886000,48.5103000,0 44.4883400,48.5102400,0 44.4879600,48.5102400,0 44.4875500,48.5102400,0 44.4871600,48.5102400,0 44.4868000,48.5102400,0 44.4865800,48.5103200,0 44.4864700,48.5103200,0 44.4864300,48.5105200,0 44.4865600,48.5106000,0 44.4868000,48.5107100,0 44.4867500,48.5107800,0 44.4867100,48.5108800,0 44.4866900,48.5108800,0 44.4865800,48.5109300,0 44.4864700,48.5109900,0 44.4864300,48.5109900,0 44.4862600,48.5109700,0 44.4862400,48.5109900,0 44.4861100,48.5110100,0 44.4857200,48.5110100,0 44.4856400,48.5110100,0 44.4856000,48.5110300,0 44.4853600,48.5111000,0 44.4853400,48.5111200,0 44.4853400,48.5112000,0 44.4842000,48.5124100,0 44.4843700,48.5127100,0 44.4844800,48.5128600,0 44.4845900,48.5131600,0 44.4846300,48.5134400,0 44.4846700,48.5135400,0 44.4846100,48.5136500,0 44.4845700,48.5138700,0 44.4844600,48.5139500,0 44.4843300,48.5139700,0 44.4842900,48.5139900,0 44.4839400,48.5140200,0 44.4839200,48.5140200,0 44.4838800,48.5140600,0 44.4835400,48.5141700,0 44.4834300,48.5142300,0 44.4831700,48.5144000,0 44.4830600,48.5144000,0 44.4828500,48.5144000,0 44.4828100,48.5145100,0 44.4828300,48.5145500,0 44.4826100,48.5146400,0 44.4824400,48.5145300,0 44.4825100,48.5144200,0 44.4823300,48.5144900,0 44.4822000,48.5146800,0 44.4819700,48.5147000,0 44.4818800,48.5147000,0 44.4815200,48.5146600,0 44.4812200,48.5146000,0 44.4810000,48.5145300,0 44.4809000,48.5144900,0 44.4808500,48.5143600,0 44.4807200,48.5141900,0 44.4804200,48.5138900,0 44.4803600,48.5136500,0 44.4804900,48.5136100,0 44.4804200,48.5138400,0 44.4804200,48.5140400,0 44.4805100,48.5141900,0 44.4805300,48.5143600,0 44.4805100,48.5145300,0 44.4804700,48.5145500,0 44.4805500,48.5147000,0 44.4806800,48.5147900,0 44.4806400,48.5149200,0 44.4804900,48.5151100,0 44.4804700,48.5150900,0 44.4804000,48.5150700,0 44.4803200,48.5152400,0 44.4803000,48.5153500,0 44.4803600,48.5153900,0 44.4805300,48.5154700,0 44.4807200,48.5156000,0 44.4806800,48.5156500,0 44.4808100,48.5158600,0 44.4808300,48.5159700,0 44.4808100,48.5159900,0 44.4807200,48.5160100,0 44.4806600,48.5161000,0 44.4805100,48.5161400,0 44.4804700,48.5161600,0 44.4802500,48.5161600,0 44.4801200,48.5161600,0 44.4799900,48.5162000,0 44.4799700,48.5162500,0 44.4799900,48.5163100,0 44.4798700,48.5164800,0 44.4796500,48.5165900,0 44.4793500,48.5166800,0 44.4791200,48.5167800,0 44.4790900,48.5167800,0 44.4788800,48.5168900,0 44.4787700,48.5168900,0 44.4787100,48.5169100,0 44.4786600,48.5169300,0 44.4784900,48.5168900,0 44.4780400,48.5166800,0 44.4779800,48.5166100,0 44.4778100,48.5165500,0 44.4775100,48.5164000,0 44.4774200,48.5164000,0 44.4772100,48.5163100,0 44.4770100,48.5162900,0 44.4769700,48.5162500,0 44.4767500,48.5161600,0 44.4767300,48.5161600,0 44.4764300,48.5162300,0 44.4764100,48.5162300,0 44.4762400,48.5162900,0 44.4761500,48.5162900,0 44.4761100,48.5162900,0 44.4761300,48.5163300,0 44.4760700,48.5164600,0 44.4757900,48.5164600,0 44.4756000,48.5164000,0 44.4754200,48.5162900,0 44.4753000,48.5162300,0 44.4752500,48.5162000,0 44.4750800,48.5162000,0 44.4749300,48.5162300,0 44.4745700,48.5162700,0 44.4745200,48.5162900,0 44.4743300,48.5165700,0 44.4741800,48.5168100,0 44.4740500,48.5170600,0 44.4737900,48.5173800,0 44.4735800,48.5176200,0 44.4734100,48.5178800,0 44.4732600,48.5181800,0 44.4731300,48.5182000,0 44.4726600,48.5181600,0 44.4722100,48.5183100,0 44.4722100,48.5184100,0 44.4722300,48.5183700,0 44.4723100,48.5183700,0 44.4723300,48.5183700,0 44.4723100,48.5183900,0 44.4723100,48.5183900,0 44.4721200,48.5184400,0 44.4719100,48.5186100,0 44.4718600,48.5186500,0 44.4717300,48.5187400,0 44.4716000,48.5189100,0 44.4715600,48.5189500,0 44.4712400,48.5191700,0 44.4709800,48.5192900,0 44.4707300,48.5194000,0 44.4704700,48.5195500,0 44.4703800,48.5196800,0 44.4704700,48.5196800,0 44.4704900,48.5196600,0 44.4704200,48.5196800,0 44.4703600,48.5197400,0 44.4702500,48.5200000,0 44.4701700,48.5202200,0 44.4701500,48.5203000,0 44.4701900,48.5205400,0 44.4702100,48.5207100,0 44.4700000,48.5208400,0 44.4697200,48.5209500,0 44.4696100,48.5209900,0 44.4693700,48.5210100,0 44.4690500,48.5211000,0 44.4689200,48.5211400,0 44.4690900,48.5211000,0 44.4689000,48.5212500,0 44.4687700,48.5213500,0 44.4686200,48.5214800,0 44.4684300,48.5215000,0 44.4683000,48.5215900,0 44.4679600,48.5218500,0 44.4678500,48.5219800,0 44.4678100,48.5221300,0 44.4677600,48.5221500,0 44.4677200,48.5221900,0 44.4677600,48.5222100,0 44.4677900,48.5221900,0 44.4677200,48.5222300,0 44.4677600,48.5222800,0 44.4677900,48.5223200,0 44.4678300,48.5224100,0 44.4678100,48.5224300,0 44.4677900,48.5224700,0 44.4677000,48.5225300,0 44.4675700,48.5226000,0 44.4675900,48.5227500,0 44.4675900,48.5227900,0 44.4675900,48.5228100,0 44.4675300,48.5229000,0 44.4697200,48.5244900,0 44.4697400,48.5245100,0 44.4699700,48.5246600,0 44.4700000,48.5247000,0 44.4702500,48.5249200,0 44.4704000,48.5250000,0 44.4706200,48.5252000,0 44.4707300,48.5252200,0 44.4709200,48.5255000,0 44.4710900,48.5256700,0 44.4713900,48.5259000,0 44.4716900,48.5261800,0 44.4718800,48.5263300,0 44.4722900,48.5266500,0 44.4724000,48.5267400,0 44.4725500,48.5269100,0 44.4728300,48.5271700,0 44.4730400,48.5274100,0 44.4732100,48.5276200,0 44.4734500,48.5278100,0 44.4737500,48.5281600,0 44.4740100,48.5283900,0 44.4742900,48.5286100,0 44.4745000,48.5287400,0 44.4748200,48.5291400,0 44.4753600,48.5295700,0 44.4755100,48.5297700,0 44.4757500,48.5300700,0 44.4757700,48.5302400,0 44.4758300,48.5303400,0 44.4758700,48.5304300,0 44.4760300,48.5306000,0 44.4760700,48.5307100,0 44.4762200,48.5308400,0 44.4765600,48.5307100,0 44.4769500,48.5305400,0 44.4772100,48.5304100,0 44.4774200,48.5303400,0 44.4777800,48.5301700,0 44.4779600,48.5301300,0 44.4783200,48.5299600,0 44.4785800,48.5298500,0 44.4786000,48.5298500,0 44.4787300,48.5298300,0 44.4788400,48.5297400,0 44.4786900,48.5298100,0 44.4787500,48.5297200,0 44.4787500,48.5296600,0 44.4788400,48.5297000,0 44.4788800,48.5296800,0 44.4788600,48.5296600,0 44.4789000,48.5296800,0 44.4789200,48.5296600,0 44.4789200,48.5297000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46</text:p>
          </table:table-cell>
          <table:table-cell table:style-name="ce7" office:value-type="string">
            <text:p>046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5423231275804,48.336139438053,0 44.5428693822069,48.3358441957641,0 44.5435010726725,48.3358642456858,0 44.5438419871122,48.3360969454787,0 44.543803379186,48.3364312934,0 44.5431936555528,48.3366618032904,0 44.5425549281069,48.336579919697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47</text:p>
          </table:table-cell>
          <table:table-cell table:style-name="ce7" office:value-type="string">
            <text:p>047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53788,48.743646,0 44.537709,48.743902,0 44.537419,48.744058,0 44.537151,48.744221,0 44.537054,48.74415,0 44.537441,48.743731,0 44.53787,48.743639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48</text:p>
          </table:table-cell>
          <table:table-cell table:style-name="ce6" office:value-type="string">
            <text:p>048#01</text:p>
          </table:table-cell>
          <table:table-cell table:style-name="ce1" office:value-type="string">
            <text:p>Point</text:p>
          </table:table-cell>
          <table:table-cell table:style-name="ce1" office:value-type="string">
            <text:p>44.4678,48.6083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49</text:p>
          </table:table-cell>
          <table:table-cell table:style-name="ce6" office:value-type="string">
            <text:p>049#01</text:p>
          </table:table-cell>
          <table:table-cell table:style-name="ce1" office:value-type="string">
            <text:p>Point</text:p>
          </table:table-cell>
          <table:table-cell table:style-name="ce1" office:value-type="string">
            <text:p>41.8783,50.6402,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050</text:p>
          </table:table-cell>
          <table:table-cell table:style-name="ce6" office:value-type="string">
            <text:p>050#01</text:p>
          </table:table-cell>
          <table:table-cell table:style-name="ce1" office:value-type="string">
            <text:p>Point</text:p>
          </table:table-cell>
          <table:table-cell table:style-name="ce1" office:value-type="string">
            <text:p>41.8722,50.5934,0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bakl-01</text:p>
          </table:table-cell>
          <table:table-cell table:style-name="ce2" office:value-type="string">
            <text:p>bakl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5397760,48.6702780,0 44.5505050,48.6531570,0 44.5429520,48.6533270,0 44.5467280,48.6480540,0 44.5507620,48.6415320,0 44.5528220,48.6376190,0 44.5450120,48.6331940,0 44.5493030,48.6300180,0 44.5453550,48.6292800,0 44.5320510,48.6299040,0 44.5210650,48.6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bask-01</text:p>
          </table:table-cell>
          <table:table-cell table:style-name="ce2" office:value-type="string">
            <text:p>bask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6.8301680,48.1689450,0 46.8246750,48.1671650,0 46.8207260,48.1663040,0 46.8166070,48.1647530,0 46.8195250,48.1617670,0 46.8226150,48.1603890,0 46.8260480,48.1479840,0 46.8493940,48.1397120,0 46.8614100,48.1367820,0 46.8738560,48.1405160,0 46.8898200,48.1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chap-01</text:p>
          </table:table-cell>
          <table:table-cell table:style-name="ce2" office:value-type="string">
            <text:p>chap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4947150,48.4940850,0 44.4974610,48.4948240,0 44.4996070,48.4918670,0 44.4990060,48.4907290,0 44.4968610,48.4909560,0 44.4964310,48.4926060,0 44.4947150,48.4940850,0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dosn-01</text:p>
          </table:table-cell>
          <table:table-cell table:style-name="ce2" office:value-type="string">
            <text:p>dosn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7.8772160,46.9216650,0 47.8979870,46.9282510,0 47.9529190,46.9328370,0 47.9781530,46.9080200,0 47.9891400,46.8930770,0 47.9342080,46.8681240,0 47.9201320,46.8923710,0 47.9206470,46.9016670,0 47.9160120,46.9101370,0 47.9058840,46.9144900,0 47.8959270,46.9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eltn-01</text:p>
          </table:table-cell>
          <table:table-cell table:style-name="ce2" office:value-type="string">
            <text:p>eltn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6.6391940,49.2489970,0 46.6462330,49.2498940,0 46.6680340,49.2273660,0 46.6779900,49.2111080,0 46.6616820,49.2085280,0 46.6654590,49.2176110,0 46.6462330,49.2324100,0 46.6391940,49.2489970,0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grig-01</text:p>
          </table:table-cell>
          <table:table-cell table:style-name="ce2" office:value-type="string">
            <text:p>grig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4251920,48.6348960,0 44.4257070,48.6347260,0 44.4257070,48.6343850,0 44.4250200,48.6341590,0 44.4242480,48.6340450,0 44.4227030,48.6342720,0 44.4216730,48.6342720,0 44.4207290,48.6343850,0 44.4196130,48.6344420,0 44.4193550,48.6346120,0 44.4196990,48.6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gumr-01</text:p>
          </table:table-cell>
          <table:table-cell table:style-name="ce2" office:value-type="string">
            <text:p>gumr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3810750,48.8039820,0 44.3885420,48.8056210,0 44.3911170,48.8069780,0 44.3944640,48.8079960,0 44.4040780,48.8061870,0 44.4113730,48.8042650,0 44.4164370,48.7992900,0 44.4137760,48.7966330,0 44.4081970,48.7965190,0 44.4079400,48.7996290,0 44.4037340,48.8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kach-01</text:p>
          </table:table-cell>
          <table:table-cell table:style-name="ce2" office:value-type="string">
            <text:p>kach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0237620,49.1038870,0 44.0115740,49.1042250,0 44.0045360,49.1079330,0 44.0029910,49.1131020,0 43.9986990,49.1161360,0 43.9899440,49.1123160,0 43.9798160,49.1116410,0 43.9715770,49.1122030,0 43.9660840,49.1095060,0 43.9545820,49.1038870,0 43.9470290,49.1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klch-01</text:p>
          </table:table-cell>
          <table:table-cell table:style-name="ce2" office:value-type="string">
            <text:p>klch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3.4488680,48.7158360,0 43.4381390,48.7156660,0 43.4306720,48.7163450,0 43.4290410,48.7107390,0 43.4143640,48.7039990,0 43.4182260,48.6975980,0 43.4279250,48.6951060,0 43.4378810,48.6919330,0 43.4438040,48.6905740,0 43.4464650,48.6955020,0 43.4465500,48.6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olsh-01</text:p>
          </table:table-cell>
          <table:table-cell table:style-name="ce2" office:value-type="string">
            <text:p>olsh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2.0075990,50.8222120,0 42.0134350,50.8174410,0 42.0223620,50.8176580,0 42.0343780,50.8211280,0 42.0498280,50.8239470,0 42.0549770,50.8252490,0 42.0522310,50.8285020,0 42.0412450,50.8285020,0 42.0251080,50.8339230,0 42.0096590,50.8330550,0 42.0075990,50.8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pokr-01</text:p>
          </table:table-cell>
          <table:table-cell table:style-name="ce2" office:value-type="string">
            <text:p>pokr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5.0340750,48.4691840,0 45.0157070,48.4780040,0 45.0061800,48.4833520,0 45.0116730,48.4867080,0 45.0259210,48.4904060,0 45.0457480,48.4898940,0 45.0623990,48.4889840,0 45.0741580,48.4886420,0 45.0702950,48.4840910,0 45.0612830,48.4812470,0 45.0565620,48.4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sahr-01</text:p>
          </table:table-cell>
          <table:table-cell table:style-name="ce2" office:value-type="string">
            <text:p>sahr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6236450,48.6907030,0 44.6155600,48.6872830,0 44.6034320,48.6887700,0 44.6097200,48.6967990,0 44.6236450,48.6907030,0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stch-01</text:p>
          </table:table-cell>
          <table:table-cell table:style-name="ce2" office:value-type="string">
            <text:p>stch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5.6946280,50.4926420,0 45.6947990,50.4934060,0 45.6960870,50.4937340,0 45.6981470,50.4940070,0 45.6995200,50.4940070,0 45.7002070,50.4936790,0 45.7010650,50.4926960,0 45.7015800,50.4922600,0 45.7039830,50.4918230,0 45.7057000,50.4910580,0 45.7075880,50.4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stch-02</text:p>
          </table:table-cell>
          <table:table-cell table:style-name="ce2" office:value-type="string">
            <text:p>stch-02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5.7187460,50.4875640,0 45.7190040,50.4878910,0 45.7176300,50.4878910,0 45.7162570,50.4877820,0 45.7150550,50.4880010,0 45.7137680,50.4884380,0 45.7132530,50.4882190,0 45.7144550,50.4876730,0 45.7161710,50.4874550,0 45.7187460,50.4875640,0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ting-01</text:p>
          </table:table-cell>
          <table:table-cell table:style-name="ce2" office:value-type="string">
            <text:p>ting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3552400,48.2509340,0 44.3575570,48.2555630,0 44.3581580,48.2584200,0 44.3574710,48.2617350,0 44.3597890,48.2621920,0 44.3640800,48.2604200,0 44.3692300,48.2598490,0 44.3745520,48.2598490,0 44.3783280,48.2573350,0 44.3734360,48.2532200,0 44.3669130,48.2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vinn-01</text:p>
          </table:table-cell>
          <table:table-cell table:style-name="ce2" office:value-type="string">
            <text:p>vinn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6625140,48.8735790,0 44.6616550,48.8720550,0 44.6604540,48.8709260,0 44.6605400,48.8696840,0 44.6588230,48.8676510,0 44.6577930,48.8672560,0 44.6561620,48.8681590,0 44.6571920,48.8682160,0 44.6592520,48.8687240,0 44.6595100,48.8702480,0 44.6579650,48.8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vodn-01</text:p>
          </table:table-cell>
          <table:table-cell table:style-name="ce2" office:value-type="string">
            <text:p>vodn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1636660,48.5972880,0 44.1594600,48.5992740,0 44.1672710,48.6030200,0 44.1729350,48.6058580,0 44.1749950,48.6090360,0 44.1778280,48.6115330,0 44.1819480,48.6148810,0 44.1884710,48.6190230,0 44.1936210,48.6233910,0 44.1962810,48.6263980,0 44.2041780,48.6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aksr-01</text:p>
          </table:table-cell>
          <table:table-cell table:style-name="ce1" office:value-type="string">
            <text:p>aksr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7.9979008325856,46.7981933118879,0 47.9958408960622,46.7955997701072,0 47.989317763738,46.8000794450833,0 47.9850262293141,46.8071518520058,0 47.9821079859059,46.8099805528037,0 47.9773014673512,46.8106877046131,0 47.9750698694508,46.8129269569528,0 47.9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bask-02</text:p>
          </table:table-cell>
          <table:table-cell table:style-name="ce1" office:value-type="string">
            <text:p>bask-02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6.8067183703182,48.2552432270374,0 46.8159022539852,48.269685300863,0 46.8337550371883,48.2795402324915,0 46.8525519579647,48.2824619667787,0 46.8630233019588,48.2767329176714,0 46.8433680742977,48.2734670704824,0 46.8268885821102,48.2661897785796,0 46.8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eltn-02</text:p>
          </table:table-cell>
          <table:table-cell table:style-name="ce1" office:value-type="string">
            <text:p>eltn-02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6.8375245429251,49.1359072000764,0 46.8536607123587,49.1327532801775,0 46.8677369452688,49.1540383230665,0 46.7776147223684,49.1770023371529,0 46.7944375373098,49.1656342375627,0 46.8043938971731,49.1534753451004,0 46.7970124579641,49.1389482888435,0 46.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eltn-03</text:p>
          </table:table-cell>
          <table:table-cell table:style-name="ce1" office:value-type="string">
            <text:p>eltn-03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6.6251794196341,49.1983807592987,0 46.6519585944388,49.2087290767498,0 46.6869775153372,49.2125529037591,0 46.7274896002982,49.2078293095186,0 46.7669717169974,49.1862299552735,0 46.8006173468802,49.161694187476,0 46.8019906378958,49.1351187419424,0 46.7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erzv-01</text:p>
          </table:table-cell>
          <table:table-cell table:style-name="ce1" office:value-type="string">
            <text:p>erzv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6355310036166,48.9315463946234,0 44.6365609718784,48.931885701676,0 44.6381702972873,48.9323805203034,0 44.6393933845981,48.9332711814026,0 44.6406593872531,48.9342749231693,0 44.641710813187,48.9346848963622,0 44.6423330856784,48.9342890602323,0 44.64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kotl-01</text:p>
          </table:table-cell>
          <table:table-cell table:style-name="ce1" office:value-type="string">
            <text:p>kotl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2300080919011,49.0217957452098,0 44.232153859113,49.0326326669578,0 44.2290639543278,49.033874245994,0 44.2295789384587,49.0364701741803,0 44.2253732347233,49.0393481092042,0 44.2202233934147,49.0404202382567,0 44.2163610124333,49.038050237672,0 44.214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mart-01</text:p>
          </table:table-cell>
          <table:table-cell table:style-name="ce1" office:value-type="string">
            <text:p>mart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6.747273573992,48.1251265896003,0 46.759161124346,48.1261034776266,0 46.7619077063772,48.1187476259697,0 46.7498484946463,48.1176556514182,0 46.747273573992,48.1251265896003,0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novn-01</text:p>
          </table:table-cell>
          <table:table-cell table:style-name="ce1" office:value-type="string">
            <text:p>novn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7429752015812,48.6996176646798,0 44.7415589952214,48.702856022814,0 44.7461080217106,48.7043899087844,0 44.752845730756,48.7084800414885,0 44.7588109636052,48.7085084440188,0 44.7550773286564,48.7032537014696,0 44.7536182069523,48.6981688576652,0 44.74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trch-01</text:p>
          </table:table-cell>
          <table:table-cell table:style-name="ce1" office:value-type="string">
            <text:p>trch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3.9364472724172,49.056096106727,0 43.8485566474172,49.1201355823284,0 43.7853852606985,49.1903930658276,0 43.9089814521047,49.2317799915005,0 44.0270844794485,49.1741886956165,0 44.0380708075735,49.1255435625414,0 43.9364472724172,49.056096106727,0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vlgu-01</text:p>
          </table:table-cell>
          <table:table-cell table:style-name="ce1" office:value-type="string">
            <text:p>vlgu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4169738400008,48.6466953620444,0 44.4326379406477,48.6443634246616,0 44.4292476284529,48.6346079255101,0 44.4131114590193,48.6366274411511,0 44.4169738400008,48.6466953620444,0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volg-01</text:p>
          </table:table-cell>
          <table:table-cell table:style-name="ce1" office:value-type="string">
            <text:p>volg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4.6547677624251,48.8352222104655,0 44.5957162487532,48.8705661433649,0 44.3910958874251,48.7344905496509,0 44.318311463597,48.5825560340654,0 44.4336679089095,48.4813147171106,0 44.6396615612532,48.4575710977466,0 44.6904733288313,48.502309373168,0 44.61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yaks-01</text:p>
          </table:table-cell>
          <table:table-cell table:style-name="ce1" office:value-type="string">
            <text:p>yaks-01#01</text:p>
          </table:table-cell>
          <table:table-cell table:style-name="ce1" office:value-type="string">
            <text:p>Polygon</text:p>
          </table:table-cell>
          <table:table-cell table:style-name="ce1" office:value-type="string">
            <text:p>47.9945793701633,46.2507242544033,0 48.0007591797336,46.2563210591745,0 48.0143204285129,46.2541776699472,0 48.0251350952609,46.2497715495326,0 48.0361214233859,46.2450673251059,0 48.0450478149875,46.2401244747168,0 48.0349197937473,46.2325008871322,0 48.</text:p>
          </table:table-cell>
          <table:table-cell table:number-columns-repeated="1020"/>
        </table:table-row>
        <table:table-row table:style-name="ro3" table:number-rows-repeated="85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3" table:number-rows-repeated="1048408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named-expressions>
        <table:named-expression table:name="placemark" table:base-cell-address="$location.$A$1" table:expression="$location.$#ссыл!$#ССЫЛ!:$#ССЫЛ!$#ССЫЛ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MS Sans Serif" svg:font-family="'MS Sans Serif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39">
      <number:month number:textual="true"/>
      <number:text>.</number:text>
      <number:year number:style="long"/>
    </number:date-style>
    <number:number-style style:name="N141P0" style:volatile="true">
      <number:text>Да</number:text>
    </number:number-style>
    <number:number-style style:name="N141P1" style:volatile="true">
      <number:text>Да</number:text>
    </number:number-style>
    <number:number-style style:name="N141">
      <number:text>Нет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Истина</number:text>
    </number:number-style>
    <number:number-style style:name="N143P1" style:volatile="true">
      <number:text>Истина</number:text>
    </number:number-style>
    <number:number-style style:name="N143">
      <number:text>Ложь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Вкл</number:text>
    </number:number-style>
    <number:number-style style:name="N145P1" style:volatile="true">
      <number:text>Вкл</number:text>
    </number:number-style>
    <number:number-style style:name="N145">
      <number:text>Выкл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7P0"/>
    </number:currency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0" number:min-integer-digits="1" number:grouping="true"/>
      <number:text> </number:text>
    </number:number-style>
    <number:number-style style:name="N155P1" style:volatile="true">
      <number:text> $(</number:text>
      <number:number number:decimal-places="0" number:min-integer-digits="1" number:grouping="true"/>
      <number:text>)</number:text>
    </number:number-style>
    <number:number-style style:name="N155P2" style:volatile="true">
      <number:text> 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 (</number:text>
      <number:number number:decimal-places="0" number:min-integer-digits="1" number:grouping="true"/>
      <number:text>)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65P0" style:volatile="true">
      <number:currency-symbol>$</number:currency-symbol>
      <number:number number:decimal-places="2" number:min-integer-digits="1" number:grouping="true"/>
    </number:currency-style>
    <number:currency-style style:name="N16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65P0"/>
    </number:currency-style>
    <number:number-style style:name="N167P0" style:volatile="true">
      <number:text> </number:text>
      <number:number number:decimal-places="0" number:min-integer-digits="1" number:grouping="true"/>
      <number:text>    </number:text>
    </number:number-style>
    <number:number-style style:name="N167P1" style:volatile="true">
      <number:text>-</number:text>
      <number:number number:decimal-places="0" number:min-integer-digits="1" number:grouping="true"/>
      <number:text>    </number:text>
    </number:number-style>
    <number:number-style style:name="N167P2" style:volatile="true">
      <number:text> -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 </number:text>
      <number:number number:decimal-places="0" number:min-integer-digits="1" number:grouping="true"/>
      <number:text>р. </number:text>
    </number:number-style>
    <number:number-style style:name="N169P1" style:volatile="true">
      <number:text>-</number:text>
      <number:number number:decimal-places="0" number:min-integer-digits="1" number:grouping="true"/>
      <number:text>р. </number:text>
    </number:number-style>
    <number:number-style style:name="N169P2" style:volatile="true">
      <number:text> -р.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 </number:text>
      <number:number number:decimal-places="2" number:min-integer-digits="1" number:grouping="true"/>
      <number:text>    </number:text>
    </number:number-style>
    <number:number-style style:name="N171P1" style:volatile="true">
      <number:text>-</number:text>
      <number:number number:decimal-places="2" number:min-integer-digits="1" number:grouping="true"/>
      <number:text>    </number:text>
    </number:number-style>
    <number:number-style style:name="N171P2" style:volatile="true">
      <number:text> -</number:text>
      <number:number number:decimal-places="0" number:min-integer-digits="0"/>
      <number:text>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 </number:text>
      <number:number number:decimal-places="2" number:min-integer-digits="1" number:grouping="true"/>
      <number:text>р. </number:text>
    </number:number-style>
    <number:number-style style:name="N173P1" style:volatile="true">
      <number:text>-</number:text>
      <number:number number:decimal-places="2" number:min-integer-digits="1" number:grouping="true"/>
      <number:text>р. </number:text>
    </number:number-style>
    <number:number-style style:name="N173P2" style:volatile="true">
      <number:text> -</number:text>
      <number:number number:decimal-places="0" number:min-integer-digits="0"/>
      <number:text>р.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date-style style:name="N18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82P0" style:volatile="true">
      <number:text> </number:text>
      <number:number number:decimal-places="0" number:min-integer-digits="1" number:grouping="true"/>
      <number:text> </number:text>
    </number:number-style>
    <number:number-style style:name="N182P1" style:volatile="true">
      <number:text> (</number:text>
      <number:number number:decimal-places="0" number:min-integer-digits="1" number:grouping="true"/>
      <number:text>)</number:text>
    </number:number-style>
    <number:number-style style:name="N182P2" style:volatile="true">
      <number:text> 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</number:text>
      <number:number number:decimal-places="2" number:min-integer-digits="1" number:grouping="true"/>
      <number:text> </number:text>
    </number:number-style>
    <number:number-style style:name="N184P1" style:volatile="true">
      <number:text> (</number:text>
      <number:number number:decimal-places="2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currency-style style:name="N18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8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85P0"/>
    </number:currency-style>
    <style:style style:name="Default" style:family="table-cell">
      <style:table-cell-properties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5f_location" style:display-name="Обычный_locati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Обычный_5f_location_5f_1" style:display-name="Обычный_location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Обычный_5f_series" style:display-name="Обычный_seri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.917cm"/>
      </style:header-style>
      <style:footer-style>
        <style:header-footer-properties fo:min-height="0.751cm" fo:margin-left="0cm" fo:margin-right="0cm" fo:margin-top="0.917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8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10">
      <style:page-layout-properties fo:page-width="42cm" fo:page-height="29.7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3.08.2015</text:date>, <text:time>10:27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location" style:display-name="PageStyle_locat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lacemark" style:display-name="PageStyle_placemar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thor" style:display-name="PageStyle_autho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location_20_1" style:display-name="PageStyle_location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location_20_2" style:display-name="PageStyle_location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location_20_3" style:display-name="PageStyle_location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location_20_4" style:display-name="PageStyle_location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location_20_5" style:display-name="PageStyle_location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Лист1_20_1" style:display-name="PageStyle_Лист1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Лист1_20_2" style:display-name="PageStyle_Лист1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location_20_6" style:display-name="PageStyle_location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location_20_7" style:display-name="PageStyle_location 7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location_20_8" style:display-name="PageStyle_location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location_20_9" style:display-name="PageStyle_location 9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location_20_10" style:display-name="PageStyle_location 10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location_20_11" style:display-name="PageStyle_location 1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location_20_12" style:display-name="PageStyle_location 1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location_20_13" style:display-name="PageStyle_location 1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location_20_14" style:display-name="PageStyle_location 14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</meta:initial-creator>
    <meta:creation-date>2013-10-02T15:25:07</meta:creation-date>
    <dc:date>2015-08-03T10:27:40.85</dc:date>
    <meta:generator>OpenOffice/4.0.1$Win32 OpenOffice.org_project/401m5$Build-9714</meta:generator>
    <meta:editing-duration>PT8H3M18S</meta:editing-duration>
    <meta:editing-cycles>43</meta:editing-cycles>
    <dc:creator>Konstantin Grebennikov</dc:creator>
    <meta:document-statistic meta:table-count="2" meta:cell-count="738" meta:object-count="0"/>
  </office:meta>
</office:document-meta>
</file>